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595959" draw:stroke-linejoin="round" svg:stroke-linecap="butt" draw:fill="solid" draw:fill-color="#351c75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4.3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top" draw:auto-grow-height="false" draw:fit-to-size="false" style:shrink-to-fit="false" fo:min-height="1.813cm" fo:min-width="7.426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497cm" fo:min-width="20.834cm" fo:padding-top="0.05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96cm" fo:min-width="20.834cm" fo:padding-top="0.05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596cm" fo:min-width="20.834cm" fo:padding-top="0.05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53cm" fo:min-width="20.834cm" fo:padding-top="0.05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819cm" fo:min-width="20.834cm" fo:padding-top="0.05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351c75" draw:textarea-vertical-align="top" draw:auto-grow-height="false" draw:fit-to-size="false" style:shrink-to-fit="false" fo:min-height="0cm" fo:min-width="0cm" fo:padding-top="0.05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197cm" fo:min-width="22.653cm" fo:padding-top="0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59cm" fo:min-width="22.653cm" fo:padding-top="0.05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1.17cm" fo:min-width="20.834cm" fo:padding-top="0.05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1.218cm" fo:min-width="20.834cm" fo:padding-top="0.05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88cm" fo:min-width="20.834cm" fo:padding-top="0.05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2.238cm" fo:min-width="20.834cm" fo:padding-top="0.05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74cm" draw:shadow-offset-y="0.074cm" draw:shadow-color="#b45f06" draw:shadow-opacity="100%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>
      <style:graphic-properties fo:min-height="9.239cm"/>
      <style:paragraph-properties style:writing-mode="lr-tb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183cm" style:use-optimal-column-width="false"/>
    </style:style>
    <style:style style:name="co2" style:family="table-column">
      <style:table-column-properties style:column-width="4.919cm" style:use-optimal-column-width="false"/>
    </style:style>
    <style:style style:name="co3" style:family="table-column">
      <style:table-column-properties style:column-width="3.624cm" style:use-optimal-column-width="false"/>
    </style:style>
    <style:style style:name="co4" style:family="table-column">
      <style:table-column-properties style:column-width="2.244cm" style:use-optimal-column-width="false"/>
    </style:style>
    <style:style style:name="co5" style:family="table-column">
      <style:table-column-properties style:column-width="3.418cm" style:use-optimal-column-width="false"/>
    </style:style>
    <style:style style:name="co6" style:family="table-column">
      <style:table-column-properties style:column-width="3.767cm" style:use-optimal-column-width="false"/>
    </style:style>
    <style:style style:name="co7" style:family="table-column">
      <style:table-column-properties style:column-width="3.013cm" style:use-optimal-column-width="false"/>
    </style:style>
    <style:style style:name="co8" style:family="table-column">
      <style:table-column-properties style:column-width="1.934cm" style:use-optimal-column-width="false"/>
    </style:style>
    <style:style style:name="co9" style:family="table-column">
      <style:table-column-properties style:column-width="5.209cm" style:use-optimal-column-width="false"/>
    </style:style>
    <style:style style:name="co10" style:family="table-column">
      <style:table-column-properties style:column-width="5.353cm" style:use-optimal-column-width="false"/>
    </style:style>
    <style:style style:name="co11" style:family="table-column">
      <style:table-column-properties style:column-width="4.453cm" style:use-optimal-column-width="false"/>
    </style:style>
    <style:style style:name="co12" style:family="table-column">
      <style:table-column-properties style:column-width="3.158cm" style:use-optimal-column-width="false"/>
    </style:style>
    <style:style style:name="ro1" style:family="table-row">
      <style:table-row-properties style:row-height="1.218cm" style:use-optimal-row-height="false"/>
    </style:style>
    <style:style style:name="ro2" style:family="table-row">
      <style:table-row-properties style:row-height="1.06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434343" fo:border-right="0.37pt solid #434343" fo:border-top="0.37pt solid #000000" fo:border-bottom="0.37pt solid #434343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434343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16" style:family="paragraph">
      <loext:graphic-properties draw:fill="solid" draw:fill-color="#eeeeee"/>
      <style:paragraph-properties fo:text-align="center" style:writing-mode="lr-tb" style:font-independent-line-spacing="true"/>
      <style:text-properties fo:font-size="14pt"/>
    </style:style>
    <style:style style:name="P17" style:family="paragraph">
      <loext:graphic-properties draw:fill="solid" draw:fill-color="#351c75"/>
      <style:paragraph-properties fo:text-align="center" style:writing-mode="lr-tb" style:font-independent-line-spacing="true"/>
      <style:text-properties fo:font-size="14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7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8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351c75"/>
      <style:paragraph-properties fo:text-align="center" style:writing-mode="lr-tb" style:font-independent-line-spacing="true"/>
      <style:text-properties fo:font-size="24pt" fo:background-color="transparent" style:font-size-asian="24pt" style:font-size-complex="24pt"/>
    </style:style>
    <style:style style:name="P3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language="en" fo:country="GB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434343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pt" fo:letter-spacing="normal" fo:language="en" fo:country="GB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980000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274e13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3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980000" loext:opacity="100%" style:text-line-through-style="none" style:text-line-through-type="none" style:text-position="0% 100%" style:font-name="Arial1" fo:font-size="30pt" fo:letter-spacing="normal" fo:language="en" fo:country="GB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6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7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6pt" fo:letter-spacing="normal" fo:language="en" fo:country="GB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8" style:family="text">
      <style:text-properties fo:font-variant="normal" fo:text-transform="none" fo:color="#20124d" loext:opacity="100%" style:text-line-through-style="none" style:text-line-through-type="none" style:text-position="0% 100%" style:font-name="Courier New" fo:font-size="26pt" fo:letter-spacing="normal" fo:language="en" fo:country="GB" fo:font-style="normal" style:text-underline-style="none" fo:font-weight="normal" style:font-name-asian="Courier New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19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fo:font-variant="normal" fo:text-transform="none" fo:color="#f3f3f3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2" style:family="text">
      <style:text-properties fo:font-variant="normal" fo:text-transform="none" fo:color="#6fa8dc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4" style:family="text">
      <style:text-properties fo:font-variant="normal" fo:text-transform="none" fo:color="#f3f3f3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7" style:family="text">
      <style:text-properties fo:font-variant="normal" fo:text-transform="none" fo:color="#a4c2f4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8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0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#351c75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3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2pt" fo:letter-spacing="normal" fo:language="en" fo:country="GB" fo:font-style="normal" style:text-underline-style="none" fo:font-weight="normal" fo:background-color="#351c75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4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5" style:family="text">
      <style:text-properties fo:font-variant="normal" fo:text-transform="none" fo:color="#71abe0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6" style:family="text">
      <style:text-properties fo:font-variant="normal" fo:text-transform="none" fo:color="#a2c4c9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7" style:family="text">
      <style:text-properties fo:font-variant="normal" fo:text-transform="none" fo:color="#a4c2f4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8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2pt" fo:letter-spacing="normal" fo:language="en" fo:country="GB" fo:font-style="normal" style:text-underline-style="none" fo:font-weight="normal" fo:background-color="transparent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9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0000ff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0" style:family="text">
      <style:text-properties fo:font-variant="normal" fo:text-transform="none" fo:color="#741b47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1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20124d" loext:opacity="100%" style:text-line-through-style="none" style:text-line-through-type="none" style:text-position="0% 100%" style:font-name="Courier New" fo:font-size="28pt" fo:letter-spacing="normal" fo:language="en" fo:country="GB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43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4" style:family="text">
      <style:text-properties fo:font-variant="normal" fo:text-transform="none" fo:color="#20124d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#351c7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5" style:family="text">
      <style:text-properties fo:font-variant="normal" fo:text-transform="none" fo:color="#f3f3f3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6" style:family="text">
      <style:text-properties fo:font-variant="normal" fo:text-transform="none" fo:color="#0b5394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7" style:family="text">
      <style:text-properties fo:font-variant="normal" fo:text-transform="none" fo:color="#d4d4d4" loext:opacity="100%" style:text-line-through-style="none" style:text-line-through-type="none" style:text-position="0% 100%" style:font-name="Courier New" fo:font-size="21pt" fo:letter-spacing="normal" fo:language="en" fo:country="GB" fo:font-style="normal" style:text-underline-style="none" fo:font-weight="normal" style:font-name-asian="Courier New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48" style:family="text">
      <style:text-properties fo:font-variant="normal" fo:text-transform="none" fo:color="#f3f3f3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9" style:family="text">
      <style:text-properties fo:font-variant="normal" fo:text-transform="none" fo:color="#0b5394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0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8pt" fo:letter-spacing="normal" fo:language="en" fo:country="GB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51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42cm" text:min-label-width="1.128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412cm" text:min-label-width="1.128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13cm" text:min-label-width="1.05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8cm" text:min-label-width="1.022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283cm" text:min-label-width="0.98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S</text:span><text:span text:style-name="T1">Q</text:span><text:span text:style-name="T1">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Q</text:span><text:span text:style-name="T2">u</text:span><text:span text:style-name="T2">e</text:span><text:span text:style-name="T2">r</text:span><text:span text:style-name="T2">i</text:span><text:span text:style-name="T2">e</text:span><text:span text:style-name="T2">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D</text:span><text:span text:style-name="T3">o</text:span><text:span text:style-name="T3">n</text:span><text:span text:style-name="T3">'t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 </text:span><text:span text:style-name="T3">a</text:span><text:span text:style-name="T3">n</text:span><text:span text:style-name="T3">y </text:span><text:span text:style-name="T3">o</text:span><text:span text:style-name="T3">f </text:span><text:span text:style-name="T3">t</text:span><text:span text:style-name="T3">h</text:span><text:span text:style-name="T3">e </text:span><text:span text:style-name="T3">w</text:span><text:span text:style-name="T3">o</text:span><text:span text:style-name="T3">r</text:span><text:span text:style-name="T3">d</text:span><text:span text:style-name="T3">s </text:span><text:span text:style-name="T3">- </text:span><text:span text:style-name="T3">t</text:span><text:span text:style-name="T3">h</text:span><text:span text:style-name="T3">a</text:span><text:span text:style-name="T3">t'</text:span><text:span text:style-name="T3">s </text:span><text:span text:style-name="T3">d</text:span><text:span text:style-name="T3">o</text:span><text:span text:style-name="T3">n</text:span><text:span text:style-name="T3">e </text:span><text:span text:style-name="T3">i</text:span><text:span text:style-name="T3">n </text:span><text:span text:style-name="T3">s</text:span><text:span text:style-name="T3">u</text:span><text:span text:style-name="T3">b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 </text:span><text:span text:style-name="T3">p</text:span><text:span text:style-name="T3">a</text:span><text:span text:style-name="T3">g</text:span><text:span text:style-name="T3">e</text:span><text:span text:style-name="T3">s</text:span><text:span text:style-name="T3">, </text:span><text:span text:style-name="T3">j</text:span><text:span text:style-name="T3">u</text:span><text:span text:style-name="T3">s</text:span><text:span text:style-name="T3">t </text:span><text:span text:style-name="T3">e</text:span><text:span text:style-name="T3">m</text:span><text:span text:style-name="T3">p</text:span><text:span text:style-name="T3">h</text:span><text:span text:style-name="T3">a</text:span><text:span text:style-name="T3">s</text:span><text:span text:style-name="T3">i</text:span><text:span text:style-name="T3">s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j</text:span><text:span text:style-name="T3">u</text:span><text:span text:style-name="T3">s</text:span><text:span text:style-name="T3">t </text:span><text:span text:style-name="T3">t</text:span><text:span text:style-name="T3">h</text:span><text:span text:style-name="T3">e </text:span><text:span text:style-name="T3">s</text:span><text:span text:style-name="T3">t</text:span><text:span text:style-name="T3">a</text:span><text:span text:style-name="T3">r</text:span><text:span text:style-name="T3">t </text:span><text:span text:style-name="T3">a</text:span><text:span text:style-name="T3">n</text:span><text:span text:style-name="T3">d </text:span><text:span text:style-name="T3">w</text:span><text:span text:style-name="T3">e</text:span><text:span text:style-name="T3">'l</text:span><text:span text:style-name="T3">l </text:span><text:span text:style-name="T3">b</text:span><text:span text:style-name="T3">e </text:span><text:span text:style-name="T3">g</text:span><text:span text:style-name="T3">o</text:span><text:span text:style-name="T3">i</text:span><text:span text:style-name="T3">n</text:span><text:span text:style-name="T3">g </text:span><text:span text:style-name="T3">e</text:span><text:span text:style-name="T3">a</text:span><text:span text:style-name="T3">s</text:span><text:span text:style-name="T3">y </text:span><text:span text:style-name="T3">t</text:span><text:span text:style-name="T3">o </text:span><text:span text:style-name="T3">m</text:span><text:span text:style-name="T3">a</text:span><text:span text:style-name="T3">k</text:span><text:span text:style-name="T3">e </text:span><text:span text:style-name="T3">s</text:span><text:span text:style-name="T3">u</text:span><text:span text:style-name="T3">r</text:span><text:span text:style-name="T3">e </text:span><text:span text:style-name="T3">t</text:span><text:span text:style-name="T3">h</text:span><text:span text:style-name="T3">e</text:span><text:span text:style-name="T3">y </text:span><text:span text:style-name="T3">"</text:span><text:span text:style-name="T3">g</text:span><text:span text:style-name="T3">e</text:span><text:span text:style-name="T3">t </text:span><text:span text:style-name="T3">it</text:span><text:span text:style-name="T3">"</text:span><text:span text:style-name="T3">.</text:span></text:p>
            </draw:text-box>
          </draw:frame>
        </presentation:notes>
      </draw:page>
      <draw:page draw:name="Objectives" draw:style-name="dp3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Understand the use of databases and the structure of relational databases</text:span></text:p>
              </text:list-item>
              <text:list-item>
                <text:p text:style-name="P7"><text:span text:style-name="T5">Use basic single table query commands in SQL</text:span></text:p>
              </text:list-item>
              <text:list-item>
                <text:p text:style-name="P7"><text:span text:style-name="T5">Choose which values are returned by a query</text:span></text:p>
              </text:list-item>
              <text:list-item>
                <text:p text:style-name="P7"><text:span text:style-name="T5">Restrict the rows returned by a query</text:span></text:p>
              </text:list-item>
              <text:list-item>
                <text:p text:style-name="P7"><text:span text:style-name="T5">Insert new data into a table</text:span></text:p>
              </text:list-item>
            </text:list>
          </draw:text-box>
        </draw:frame>
        <presentation:notes draw:style-name="dp2">
          <draw:page-thumbnail draw:name="Google Shape;57;g3cd1cdd2c3_0_0:notes" draw:style-name="gr1" draw:layer="layout" svg:width="16.932cm" svg:height="9.524cm" svg:x="1.059cm" svg:y="1.905cm" draw:page-number="2" presentation:class="page"/>
          <draw:frame draw:name="Google Shape;58;g3cd1cdd2c3_0_0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Database?" draw:style-name="dp3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a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?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“</text:span><text:span text:style-name="T5">A structured set of data held in a computer, especially one that is accessible in various ways.” (OED)</text:span></text:p>
            <text:p text:style-name="P10"><text:span text:style-name="T5"/></text:p>
            <text:p text:style-name="P11"><text:span text:style-name="T6">Structured</text:span><text:span text:style-name="T5"><text:tab/></text:span><text:span text:style-name="T5"><text:tab/></text:span><text:span text:style-name="T5">Data</text:span><text:span text:style-name="T5"><text:tab/></text:span><text:span text:style-name="T5"><text:tab/></text:span><text:span text:style-name="T7">Accessible in Various Ways</text:span></text:p>
          </draw:text-box>
        </draw:frame>
        <presentation:notes draw:style-name="dp2">
          <draw:page-thumbnail draw:name="Google Shape;63;g3cd1cdd2c3_0_5:notes" draw:style-name="gr1" draw:layer="layout" svg:width="16.932cm" svg:height="9.524cm" svg:x="1.059cm" svg:y="1.905cm" draw:page-number="3" presentation:class="page"/>
          <draw:frame draw:name="Google Shape;64;g3cd1cdd2c3_0_5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j</text:span><text:span text:style-name="T3">u</text:span><text:span text:style-name="T3">s</text:span><text:span text:style-name="T3">t </text:span><text:span text:style-name="T3">o</text:span><text:span text:style-name="T3">n</text:span><text:span text:style-name="T3">e </text:span><text:span text:style-name="T3">d</text:span><text:span text:style-name="T3">e</text:span><text:span text:style-name="T3">fi</text:span><text:span text:style-name="T3">n</text:span><text:span text:style-name="T3">it</text:span><text:span text:style-name="T3">i</text:span><text:span text:style-name="T3">o</text:span><text:span text:style-name="T3">n </text:span><text:span text:style-name="T3">(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O</text:span><text:span text:style-name="T3">E</text:span><text:span text:style-name="T3">D</text:span><text:span text:style-name="T3">) </text:span><text:span text:style-name="T3">b</text:span><text:span text:style-name="T3">u</text:span><text:span text:style-name="T3">t </text:span><text:span text:style-name="T3">y</text:span><text:span text:style-name="T3">o</text:span><text:span text:style-name="T3">u </text:span><text:span text:style-name="T3">c</text:span><text:span text:style-name="T3">a</text:span><text:span text:style-name="T3">n </text:span><text:span text:style-name="T3">a</text:span><text:span text:style-name="T3">l</text:span><text:span text:style-name="T3">s</text:span><text:span text:style-name="T3">o </text:span><text:span text:style-name="T3">m</text:span><text:span text:style-name="T3">e</text:span><text:span text:style-name="T3">n</text:span><text:span text:style-name="T3">ti</text:span><text:span text:style-name="T3">o</text:span><text:span text:style-name="T3">n </text:span><text:span text:style-name="T3">o</text:span><text:span text:style-name="T3">t</text:span><text:span text:style-name="T3">h</text:span><text:span text:style-name="T3">e</text:span><text:span text:style-name="T3">r</text:span><text:span text:style-name="T3">s</text:span><text:span text:style-name="T3">.</text:span></text:p>
            </draw:text-box>
          </draw:frame>
        </presentation:notes>
      </draw:page>
      <draw:page draw:name="Why Use Databases?" draw:style-name="dp3" draw:master-page-name="TITLE_5f_AND_5f_BODY" presentation:presentation-page-layout-name="AL2T1">
        <office:forms form:automatic-focus="false" form:apply-design-mode="false"/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y</text:span><text:span text:style-name="T4"> </text:span><text:span text:style-name="T4">U</text:span><text:span text:style-name="T4">s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s</text:span><text:span text:style-name="T4">?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p xml:id="id1" text:id="id1" text:style-name="P4"><text:span text:style-name="T5">Why not just use a plain file?</text:span></text:p>
            <text:list text:style-name="L5">
              <text:list-item>
                <text:p xml:id="id2" text:id="id2" text:style-name="P4"><text:span text:style-name="T5">Databases define the structure of the data and the relationships between entities</text:span></text:p>
              </text:list-item>
              <text:list-item>
                <text:p xml:id="id3" text:id="id3" text:style-name="P4"><text:span text:style-name="T5">Databases provide data checking</text:span></text:p>
              </text:list-item>
              <text:list-item>
                <text:p xml:id="id4" text:id="id4" text:style-name="P4"><text:span text:style-name="T5">Databases provide transparent fast access</text:span></text:p>
              </text:list-item>
              <text:list-item>
                <text:p xml:id="id5" text:id="id5" text:style-name="P4"><text:span text:style-name="T5">Can eliminate redundancy and duplication</text:span></text:p>
              </text:list-item>
              <text:list-item>
                <text:p xml:id="id6" text:id="id6" text:style-name="P4"><text:span text:style-name="T5">Can be used to answer varied questions</text:span></text:p>
              </text:list-item>
            </text:list>
            <text:p xml:id="id7" text:id="id7" text:style-name="P4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1" anim:sub-item="text" smil:attributeName="visibility" smil:to="visible"/>
                  <anim:animate smil:dur="1s" smil:targetElement="id1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2" anim:sub-item="text" smil:attributeName="visibility" smil:to="visible"/>
                  <anim:animate smil:dur="1s" smil:targetElement="id2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3" anim:sub-item="text" smil:attributeName="visibility" smil:to="visible"/>
                  <anim:animate smil:dur="1s" smil:targetElement="id3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4" anim:sub-item="text" smil:attributeName="visibility" smil:to="visible"/>
                  <anim:animate smil:dur="1s" smil:targetElement="id4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5" anim:sub-item="text" smil:attributeName="visibility" smil:to="visible"/>
                  <anim:animate smil:dur="1s" smil:targetElement="id5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6" anim:sub-item="text" smil:attributeName="visibility" smil:to="visible"/>
                  <anim:animate smil:dur="1s" smil:targetElement="id6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2.5s" smil:targetElement="id7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69;g3815ca6d0d_0_0:notes" draw:style-name="gr1" draw:layer="layout" svg:width="16.932cm" svg:height="9.524cm" svg:x="1.059cm" svg:y="1.905cm" draw:page-number="4" presentation:class="page"/>
          <draw:frame draw:name="Google Shape;70;g3815ca6d0d_0_0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 of Database?" draw:style-name="dp3" draw:master-page-name="TITLE_5f_AND_5f_BODY" presentation:presentation-page-layout-name="AL2T1">
        <office:forms form:automatic-focus="false" form:apply-design-mode="false"/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 </text:span><text:span text:style-name="T4">K</text:span><text:span text:style-name="T4">i</text:span><text:span text:style-name="T4">n</text:span><text:span text:style-name="T4">d</text:span><text:span text:style-name="T4"> </text:span><text:span text:style-name="T4">o</text:span><text:span text:style-name="T4">f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?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There are many kinds of database but the most frequently used is the Relational kind</text:span></text:p>
              </text:list-item>
              <text:list-item>
                <text:p text:style-name="P7"><text:span text:style-name="T5">Other kinds include Key/Value, Graph, Document (all often generically called NoSQL databases)</text:span></text:p>
              </text:list-item>
              <text:list-item>
                <text:p text:style-name="P7"><text:span text:style-name="T5">We’re going to look at Relational Database, the most widely used and supported by standards</text:span></text:p>
              </text:list-item>
            </text:list>
          </draw:text-box>
        </draw:frame>
        <presentation:notes draw:style-name="dp2">
          <draw:page-thumbnail draw:name="Google Shape;75;g32f01a6362_0_0:notes" draw:style-name="gr1" draw:layer="layout" svg:width="16.932cm" svg:height="9.524cm" svg:x="1.059cm" svg:y="1.905cm" draw:page-number="5" presentation:class="page"/>
          <draw:frame draw:name="Google Shape;76;g32f01a6362_0_0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QL?" draw:style-name="dp3" draw:master-page-name="TITLE_5f_AND_5f_BODY" presentation:presentation-page-layout-name="AL2T1">
        <office:forms form:automatic-focus="false" form:apply-design-mode="false"/>
        <draw:frame draw:name="Google Shape;84;p18" presentation:style-name="pr4" draw:text-style-name="P6" draw:layer="layout" svg:width="23.667cm" svg:height="1.59cm" svg:x="0.866cm" svg:y="1.236cm" presentation:class="titl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S</text:span><text:span text:style-name="T4">Q</text:span><text:span text:style-name="T4">L</text:span><text:span text:style-name="T4">?</text:span></text:p>
          </draw:text-box>
        </draw:frame>
        <draw:frame presentation:style-name="pr10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><text:span text:style-name="T8">SQL (Structured Query Language) is used to access relational database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Pronounced S-Q-L or Sequel (many people use both)</text:span></text:p>
                  </text:list-item>
                </text:list>
              </text:list-item>
            </text:list>
            <text:list text:style-name="L4">
              <text:list-item>
                <text:p><text:span text:style-name="T8">Provides for query, update, insert and delete</text:span></text:p>
              </text:list-item>
              <text:list-item>
                <text:p><text:span text:style-name="T8">Can create and alter the data structure</text:span></text:p>
              </text:list-item>
              <text:list-item>
                <text:p><text:span text:style-name="T8">SQL is non-procedural (no loops, no if-then-else…)</text:span></text:p>
              </text:list-item>
              <text:list-item>
                <text:p><text:span text:style-name="T8">You specify what you want and the RDBMS works out how to achieve it</text:span></text:p>
              </text:list-item>
            </text:list>
          </draw:text-box>
        </draw:frame>
        <presentation:notes draw:style-name="dp2">
          <draw:page-thumbnail draw:name="Google Shape;81;g3815ca6d0d_0_5:notes" draw:style-name="gr1" draw:layer="layout" svg:width="16.932cm" svg:height="9.524cm" svg:x="1.059cm" svg:y="1.905cm" draw:page-number="6" presentation:class="page"/>
          <draw:frame draw:name="Google Shape;82;g3815ca6d0d_0_5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an RDBMS?" draw:style-name="dp3" draw:master-page-name="TITLE_5f_AND_5f_BODY" presentation:presentation-page-layout-name="AL2T1">
        <office:forms form:automatic-focus="false" form:apply-design-mode="false"/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’</text:span><text:span text:style-name="T4">s</text:span><text:span text:style-name="T4"> </text:span><text:span text:style-name="T4">a</text:span><text:span text:style-name="T4">n</text:span><text:span text:style-name="T4"> </text:span><text:span text:style-name="T4">R</text:span><text:span text:style-name="T4">D</text:span><text:span text:style-name="T4">B</text:span><text:span text:style-name="T4">M</text:span><text:span text:style-name="T4">S</text:span><text:span text:style-name="T4">?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RDBMS (Relational Database Management System) is a layer of software between the application and the file system.</text:span></text:p>
            <text:p text:style-name="P10"><text:span text:style-name="T5">It processes requests in SQL from application code and returns query results and status.</text:span></text:p>
            <text:p text:style-name="P10"><text:span text:style-name="T5">Stores data in tables of rows and columns</text:span></text:p>
          </draw:text-box>
        </draw:frame>
        <presentation:notes draw:style-name="dp2">
          <draw:page-thumbnail draw:name="Google Shape;87;g32f01a6362_0_5:notes" draw:style-name="gr1" draw:layer="layout" svg:width="16.932cm" svg:height="9.524cm" svg:x="1.059cm" svg:y="1.905cm" draw:page-number="7" presentation:class="page"/>
          <draw:frame draw:name="Google Shape;88;g32f01a6362_0_5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s, Columns, Rows" draw:style-name="dp3" draw:master-page-name="TITLE_5f_AND_5f_BODY" presentation:presentation-page-layout-name="AL2T1">
        <office:forms form:automatic-focus="false" form:apply-design-mode="false"/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T</text:span><text:span text:style-name="T4">a</text:span><text:span text:style-name="T4">b</text:span><text:span text:style-name="T4">l</text:span><text:span text:style-name="T4">e</text:span><text:span text:style-name="T4">s</text:span><text:span text:style-name="T4">,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text:span text:style-name="T4">,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97;p20" draw:style-name="standard" draw:layer="layout" svg:width="10.725cm" svg:height="4.403cm" svg:x="0.866cm" svg:y="4.02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9">id</text:span></text:p>
              </table:table-cell>
              <table:table-cell>
                <text:p text:style-name="P4"><text:span text:style-name="T9">name</text:span></text:p>
              </table:table-cell>
              <table:table-cell>
                <text:p text:style-name="P4"><text:span text:style-name="T9">telephone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324</text:span></text:p>
              </table:table-cell>
              <table:table-cell>
                <text:p text:style-name="P4"><text:span text:style-name="T10">Thomas Jones</text:span></text:p>
              </table:table-cell>
              <table:table-cell>
                <text:p text:style-name="P4"><text:span text:style-name="T10">01612345678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337</text:span></text:p>
              </table:table-cell>
              <table:table-cell>
                <text:p text:style-name="P4"><text:span text:style-name="T10">Jenny Martin</text:span></text:p>
              </table:table-cell>
              <table:table-cell>
                <text:p text:style-name="P4"><text:span text:style-name="T10">0161345678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98;p20" draw:style-name="gr2" draw:text-style-name="P15" draw:layer="layout" svg:width="6.871cm" svg:height="1.007cm" svg:x="0.866cm" svg:y="2.922cm">
          <text:p text:style-name="P14"><text:span text:style-name="T11">CUS</text:span><text:span text:style-name="T11">TOM</text:span><text:span text:style-name="T11">ERS </text:span><text:span text:style-name="T11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0" draw:style-name="gr2" draw:text-style-name="P15" draw:layer="layout" svg:width="6.702cm" svg:height="1.007cm" svg:x="12.443cm" svg:y="7.187cm">
          <text:p text:style-name="P14"><text:span text:style-name="T11">BO</text:span><text:span text:style-name="T11">OKI</text:span><text:span text:style-name="T11">NGS </text:span><text:span text:style-name="T11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20" draw:style-name="standard" draw:layer="layout" svg:width="12.441cm" svg:height="4.403cm" svg:x="12.443cm" svg:y="8.40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"><text:span text:style-name="T9">id</text:span></text:p>
              </table:table-cell>
              <table:table-cell>
                <text:p text:style-name="P4"><text:span text:style-name="T9">customer</text:span></text:p>
              </table:table-cell>
              <table:table-cell>
                <text:p text:style-name="P4"><text:span text:style-name="T9">startDate</text:span></text:p>
              </table:table-cell>
              <table:table-cell>
                <text:p text:style-name="P4"><text:span text:style-name="T9">night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23</text:span></text:p>
              </table:table-cell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2018-06-14</text:span></text:p>
              </table:table-cell>
              <table:table-cell>
                <text:p text:style-name="P4"><text:span text:style-name="T10">3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4</text:span></text:p>
              </table:table-cell>
              <table:table-cell>
                <text:p text:style-name="P4"><text:span text:style-name="T10">337</text:span></text:p>
              </table:table-cell>
              <table:table-cell>
                <text:p text:style-name="P4"><text:span text:style-name="T10">2018-05-27</text:span></text:p>
              </table:table-cell>
              <table:table-cell>
                <text:p text:style-name="P4"><text:span text:style-name="T10">5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5</text:span></text:p>
              </table:table-cell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2018-06-25</text:span></text:p>
              </table:table-cell>
              <table:table-cell>
                <text:p text:style-name="P4"><text:span text:style-name="T10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01;p20" draw:style-name="gr3" draw:text-style-name="P16" draw:layer="layout" svg:width="4.39cm" svg:height="1.151cm" svg:x="13.172cm" svg:y="5.632cm">
          <text:p text:style-name="P14"><text:span text:style-name="T11">Tabl</text:span><text:span text:style-name="T11">e </text:span><text:span text:style-name="T11">Nam</text:span><text:span text:style-name="T11">e</text:span></text:p>
          <draw:enhanced-geometry draw:mirror-horizontal="false" draw:mirror-vertical="false" svg:viewBox="0 0 0 0" draw:text-areas="?f38 ?f38 ?f39 ?f40" draw:type="ooxml-wedgeRoundRectCallout" draw:modifiers="-33672 12343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2;p20" draw:style-name="gr3" draw:text-style-name="P16" draw:layer="layout" svg:width="5.362cm" svg:height="1.257cm" svg:x="14.036cm" svg:y="3.419cm">
          <text:p text:style-name="P14"><text:span text:style-name="T11">Colu</text:span><text:span text:style-name="T11">mn </text:span><text:span text:style-name="T11">Nam</text:span><text:span text:style-name="T11">es</text:span></text:p>
          <draw:enhanced-geometry draw:mirror-horizontal="false" draw:mirror-vertical="false" svg:viewBox="0 0 0 0" draw:text-areas="?f38 ?f38 ?f39 ?f40" draw:type="ooxml-wedgeRoundRectCallout" draw:modifiers="-109701 4438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3;p20" draw:style-name="gr3" draw:text-style-name="P16" draw:layer="layout" svg:width="3.274cm" svg:height="1.331cm" svg:x="7.162cm" svg:y="9.941cm">
          <text:p text:style-name="P14"><text:span text:style-name="T10">Rows</text:span></text:p>
          <draw:enhanced-geometry draw:mirror-horizontal="false" draw:mirror-vertical="false" svg:viewBox="0 0 0 0" draw:text-areas="?f38 ?f38 ?f39 ?f40" draw:type="ooxml-wedgeRoundRectCallout" draw:modifiers="108240 -4189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4;p20" draw:style-name="gr3" draw:text-style-name="P16" draw:layer="layout" svg:width="3.274cm" svg:height="1.331cm" svg:x="7.162cm" svg:y="9.941cm">
          <text:p text:style-name="P14"><text:span text:style-name="T11">Row</text:span><text:span text:style-name="T11">s</text:span></text:p>
          <draw:enhanced-geometry draw:mirror-horizontal="false" draw:mirror-vertical="false" svg:viewBox="0 0 0 0" draw:text-areas="?f38 ?f38 ?f39 ?f40" draw:type="ooxml-wedgeRoundRectCallout" draw:modifiers="111537 3648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5;p20" draw:style-name="gr3" draw:text-style-name="P16" draw:layer="layout" svg:width="4.39cm" svg:height="1.151cm" svg:x="1.55cm" svg:y="10.031cm">
          <text:p text:style-name="P14"><text:span text:style-name="T11">Colu</text:span><text:span text:style-name="T11">mns</text:span></text:p>
          <draw:enhanced-geometry draw:mirror-horizontal="false" draw:mirror-vertical="false" svg:viewBox="0 0 0 0" draw:text-areas="?f38 ?f38 ?f39 ?f40" draw:type="ooxml-wedgeRoundRectCallout" draw:modifiers="-44340 -16872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6;p20" draw:style-name="gr3" draw:text-style-name="P16" draw:layer="layout" svg:width="4.39cm" svg:height="1.151cm" svg:x="1.55cm" svg:y="10.031cm">
          <text:p text:style-name="P14"><text:span text:style-name="T11">Colu</text:span><text:span text:style-name="T11">mns</text:span></text:p>
          <draw:enhanced-geometry draw:mirror-horizontal="false" draw:mirror-vertical="false" svg:viewBox="0 0 0 0" draw:text-areas="?f38 ?f38 ?f39 ?f40" draw:type="ooxml-wedgeRoundRectCallout" draw:modifiers="27143 -16872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name="Google Shape;93;g32f01a6362_0_10:notes" draw:style-name="gr1" draw:layer="layout" svg:width="16.932cm" svg:height="9.524cm" svg:x="1.059cm" svg:y="1.905cm" draw:page-number="8" presentation:class="page"/>
          <draw:frame draw:name="Google Shape;94;g32f01a6362_0_10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Not Combine the Data?" draw:style-name="dp4" draw:master-page-name="TITLE_5f_AND_5f_BODY" presentation:presentation-page-layout-name="AL2T1">
        <office:forms form:automatic-focus="false" form:apply-design-mode="false"/>
        <draw:frame draw:name="Google Shape;11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y</text:span><text:span text:style-name="T4"> </text:span><text:span text:style-name="T4">N</text:span><text:span text:style-name="T4">o</text:span><text:span text:style-name="T4">t</text:span><text:span text:style-name="T4">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?</text:span></text:p>
          </draw:text-box>
        </draw:frame>
        <draw:frame draw:name="Google Shape;112;p21" presentation:style-name="pr5" draw:text-style-name="P8" draw:layer="layout" svg:width="23.667cm" svg:height="9.489cm" svg:x="0.866cm" svg:y="3.201cm" presentation:class="outline" presentation:user-transformed="true">
          <draw:text-box>
            <text:p xml:id="id8" text:id="id8" text:style-name="P10"><text:span text:style-name="T12"/></text:p>
            <text:p xml:id="id9" text:id="id9" text:style-name="P10"><text:span text:style-name="T13"/></text:p>
            <text:p xml:id="id10" text:id="id10" text:style-name="P10"><text:span text:style-name="T13"/></text:p>
            <text:p xml:id="id11" text:id="id11" text:style-name="P10"><text:span text:style-name="T13"/></text:p>
            <text:list text:style-name="L7">
              <text:list-item>
                <text:p xml:id="id12" text:id="id12" text:style-name="P10"><text:span text:style-name="T14">What happened to Thomas Jones?</text:span></text:p>
              </text:list-item>
              <text:list-item>
                <text:p xml:id="id13" text:id="id13" text:style-name="P10"><text:span text:style-name="T14">What do we need to do if Sally changes her phone number?</text:span></text:p>
              </text:list-item>
            </text:list>
          </draw:text-box>
        </draw:frame>
        <draw:frame draw:name="Google Shape;113;p21" draw:style-name="standard" draw:layer="layout" svg:width="20.106cm" svg:height="4.403cm" svg:x="0.866cm" svg:y="4.523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4"><text:span text:style-name="T11">id</text:span></text:p>
              </table:table-cell>
              <table:table-cell>
                <text:p text:style-name="P4"><text:span text:style-name="T11">customerName</text:span></text:p>
              </table:table-cell>
              <table:table-cell>
                <text:p text:style-name="P4"><text:span text:style-name="T11">custTelephone</text:span></text:p>
              </table:table-cell>
              <table:table-cell>
                <text:p text:style-name="P4"><text:span text:style-name="T11">startDate</text:span></text:p>
              </table:table-cell>
              <table:table-cell>
                <text:p text:style-name="P4"><text:span text:style-name="T11">night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23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  <table:table-cell>
                <text:p text:style-name="P4"><text:span text:style-name="T10">2018-06-14</text:span></text:p>
              </table:table-cell>
              <table:table-cell>
                <text:p text:style-name="P4"><text:span text:style-name="T10">3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4</text:span></text:p>
              </table:table-cell>
              <table:table-cell>
                <text:p text:style-name="P4"><text:span text:style-name="T10">Jenny Martin</text:span></text:p>
              </table:table-cell>
              <table:table-cell>
                <text:p text:style-name="P4"><text:span text:style-name="T10">01613456789</text:span></text:p>
              </table:table-cell>
              <table:table-cell>
                <text:p text:style-name="P4"><text:span text:style-name="T10">2018-05-27</text:span></text:p>
              </table:table-cell>
              <table:table-cell>
                <text:p text:style-name="P4"><text:span text:style-name="T10">5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5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  <table:table-cell>
                <text:p text:style-name="P4"><text:span text:style-name="T10">2018-06-25</text:span></text:p>
              </table:table-cell>
              <table:table-cell>
                <text:p text:style-name="P4"><text:span text:style-name="T10">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14;p21" draw:style-name="gr2" draw:text-style-name="P15" draw:layer="layout" svg:width="6.702cm" svg:height="1.007cm" svg:x="0.866cm" svg:y="3.516cm">
          <text:p text:style-name="P14"><text:span text:style-name="T11">BO</text:span><text:span text:style-name="T11">OKI</text:span><text:span text:style-name="T11">NGS </text:span><text:span text:style-name="T11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2" draw:text-style-name="P15" xml:id="id14" draw:id="id14" draw:layer="layout" svg:width="8.601cm" svg:height="2.377cm" svg:x="7.81cm" svg:y="11.909cm">
          <text:p text:style-name="P14"><text:span text:style-name="T4"><text:s/></text:span><text:span text:style-name="T15">(Don’t do this!!!)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2.5s" smil:targetElement="id8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2.5s" smil:targetElement="id9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2.5s" smil:targetElement="id10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2.5s" smil:targetElement="id11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2.5s" smil:targetElement="id12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2.5s" smil:targetElement="id1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08;g36f4f61fcc_0_8:notes" draw:style-name="gr1" draw:layer="layout" svg:width="16.932cm" svg:height="9.524cm" svg:x="1.059cm" svg:y="1.905cm" draw:page-number="9" presentation:class="page"/>
          <draw:frame draw:name="Google Shape;109;g36f4f61fcc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Started" draw:style-name="dp3" draw:master-page-name="TITLE_5f_AND_5f_BODY" presentation:presentation-page-layout-name="AL2T1">
        <office:forms form:automatic-focus="false" form:apply-design-mode="false"/>
        <draw:frame draw:name="Google Shape;12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L</text:span><text:span text:style-name="T4">e</text:span><text:span text:style-name="T4">t</text:span><text:span text:style-name="T4">’</text:span><text:span text:style-name="T4">s</text:span><text:span text:style-name="T4"> </text:span><text:span text:style-name="T4">G</text:span><text:span text:style-name="T4">e</text:span><text:span text:style-name="T4">t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e</text:span><text:span text:style-name="T4">d</text:span></text:p>
          </draw:text-box>
        </draw:frame>
        <draw:frame draw:name="Google Shape;121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6">We shall use PostgreSQL - a widely used relational database. It's open-source and free to use.</text:span></text:p>
            <text:p text:style-name="P10"><text:span text:style-name="T17"/></text:p>
            <text:p text:style-name="P10"><text:span text:style-name="T16">If you have Ubuntu as your operating system you can install it using:</text:span></text:p>
            <text:p text:style-name="P10"><text:span text:style-name="T18"><text:line-break/></text:span><text:span text:style-name="T19">Enter your Ubuntu user password when prompted</text:span></text:p>
            <text:p text:style-name="P10"><text:span text:style-name="T20"/></text:p>
            <text:p text:style-name="P10"><text:span text:style-name="T14">Verify your installation using:</text:span></text:p>
            <text:p text:style-name="P10"><text:span text:style-name="T14"><text:tab/></text:span></text:p>
          </draw:text-box>
        </draw:frame>
        <draw:custom-shape draw:name="Google Shape;122;p22" draw:style-name="gr4" draw:text-style-name="P17" draw:layer="layout" svg:width="23.562cm" svg:height="1.319cm" svg:x="0.919cm" svg:y="8.106cm">
          <text:p text:style-name="P14"><text:span text:style-name="T21">$ </text:span><text:span text:style-name="T21">sud</text:span><text:span text:style-name="T21">o </text:span><text:span text:style-name="T21">apt</text:span><text:span text:style-name="T21">-</text:span><text:span text:style-name="T21">get </text:span><text:span text:style-name="T21">ins</text:span><text:span text:style-name="T21">tal</text:span><text:span text:style-name="T21">l </text:span><text:span text:style-name="T21">pos</text:span><text:span text:style-name="T21">tgr</text:span><text:span text:style-name="T21">esq</text:span><text:span text:style-name="T21">l </text:span><text:span text:style-name="T21">pos</text:span><text:span text:style-name="T21">tgr</text:span><text:span text:style-name="T21">esq</text:span><text:span text:style-name="T21">l-</text:span><text:span text:style-name="T21">con</text:span><text:span text:style-name="T21">tri</text:span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4" draw:text-style-name="P17" draw:layer="layout" svg:width="23.562cm" svg:height="1.177cm" svg:x="0.919cm" svg:y="11.894cm">
          <text:p text:style-name="P14"><text:span text:style-name="T21">$ </text:span><text:span text:style-name="T21">psq</text:span><text:span text:style-name="T21">l </text:span><text:span text:style-name="T21">--</text:span><text:span text:style-name="T21">ver</text:span><text:span text:style-name="T21">sio</text:span><text:span text:style-name="T2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36f4f61fcc_0_16:notes" draw:style-name="gr1" draw:layer="layout" svg:width="16.932cm" svg:height="9.524cm" svg:x="1.059cm" svg:y="1.905cm" draw:page-number="10" presentation:class="page"/>
          <draw:frame draw:name="Google Shape;118;g36f4f61fcc_0_16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User then the Database" draw:style-name="dp3" draw:master-page-name="TITLE_5f_AND_5f_BODY" presentation:presentation-page-layout-name="AL2T1">
        <office:forms form:automatic-focus="false" form:apply-design-mode="false"/>
        <draw:frame draw:name="Google Shape;12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U</text:span><text:span text:style-name="T4">s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/text:p>
          </draw:text-box>
        </draw:frame>
        <draw:frame draw:name="Google Shape;129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To create your DB user you'll have to use the postgres user - but only this once…</text:span></text:p>
            <text:p text:style-name="P10"><text:span text:style-name="T14"/></text:p>
            <text:p text:style-name="P10"><text:span text:style-name="T19">Note: you may need to enter your Ubuntu password to run sudo…</text:span></text:p>
            <text:p text:style-name="P10"><text:span text:style-name="T14">Now create the database for this session:</text:span></text:p>
            <text:p text:style-name="P10"><text:span text:style-name="T19"/></text:p>
            <text:p text:style-name="P10"><text:span text:style-name="T19"/></text:p>
            <text:p text:style-name="P10"><text:span text:style-name="T14">NOTE: if &lt;your user name&gt; is the username you use to log in to Ubuntu then you can log in without username or password.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custom-shape draw:name="Google Shape;130;p23" draw:style-name="gr4" draw:text-style-name="P17" draw:layer="layout" svg:width="23.562cm" svg:height="1.323cm" svg:x="0.919cm" svg:y="5.705cm">
          <text:p text:style-name="P14"><text:span text:style-name="T21">$ </text:span><text:span text:style-name="T21">sud</text:span><text:span text:style-name="T21">o -</text:span><text:span text:style-name="T21">u </text:span><text:span text:style-name="T21">pos</text:span><text:span text:style-name="T21">tgr</text:span><text:span text:style-name="T21">es </text:span><text:span text:style-name="T21">cre</text:span><text:span text:style-name="T21">ate</text:span><text:span text:style-name="T21">use</text:span><text:span text:style-name="T21">r -</text:span><text:span text:style-name="T21">P </text:span><text:span text:style-name="T21">--</text:span><text:span text:style-name="T21">cre</text:span><text:span text:style-name="T21">ate</text:span><text:span text:style-name="T21">db </text:span><text:span text:style-name="T21">&lt;yo</text:span><text:span text:style-name="T21">ur </text:span><text:span text:style-name="T21">use</text:span><text:span text:style-name="T21">r </text:span><text:span text:style-name="T21">nam</text:span><text:span text:style-name="T21">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3" draw:style-name="gr4" draw:text-style-name="P17" draw:layer="layout" svg:width="23.562cm" svg:height="1.323cm" svg:x="0.919cm" svg:y="8.9cm">
          <text:p text:style-name="P14"><text:span text:style-name="T21">$ </text:span><text:span text:style-name="T21">cre</text:span><text:span text:style-name="T21">ate</text:span><text:span text:style-name="T21">db </text:span><text:span text:style-name="T21">cyf</text:span><text:span text:style-name="T21">_ho</text:span><text:span text:style-name="T21">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36f4f61fcc_0_21:notes" draw:style-name="gr1" draw:layer="layout" svg:width="16.932cm" svg:height="9.524cm" svg:x="1.059cm" svg:y="1.905cm" draw:page-number="11" presentation:class="page"/>
          <draw:frame draw:name="Google Shape;126;g36f4f61fcc_0_21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 the psql Command Line Interface (CLI)" draw:style-name="dp3" draw:master-page-name="TITLE_5f_AND_5f_BODY" presentation:presentation-page-layout-name="AL2T1">
        <office:forms form:automatic-focus="false" form:apply-design-mode="false"/>
        <draw:frame draw:name="Google Shape;13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R</text:span><text:span text:style-name="T4">u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s</text:span><text:span text:style-name="T4">q</text:span><text:span text:style-name="T4">l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 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 </text:span><text:span text:style-name="T4">(</text:span><text:span text:style-name="T4">C</text:span><text:span text:style-name="T4">L</text:span><text:span text:style-name="T4">I</text:span><text:span text:style-name="T4">)</text:span></text:p>
          </draw:text-box>
        </draw:frame>
        <draw:frame draw:name="Google Shape;137;p2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Open a terminal on your laptop then type:</text:span></text:p>
          </draw:text-box>
        </draw:frame>
        <draw:custom-shape draw:name="Google Shape;138;p24" draw:style-name="gr4" draw:text-style-name="P17" draw:layer="layout" svg:width="23.816cm" svg:height="8.114cm" svg:x="0.972cm" svg:y="4.93cm">
          <text:p text:style-name="P14"><text:span text:style-name="T22">$</text:span><text:span text:style-name="T23"> </text:span><text:span text:style-name="T23">psq</text:span><text:span text:style-name="T23">l </text:span><text:span text:style-name="T23">cyf</text:span><text:span text:style-name="T23">_ho</text:span><text:span text:style-name="T23">tel </text:span><text:span text:style-name="T23">&lt;us</text:span><text:span text:style-name="T23">ern</text:span><text:span text:style-name="T23">ame</text:span><text:span text:style-name="T23">&gt;</text:span></text:p>
          <text:p text:style-name="P14"><text:span text:style-name="T22">...</text:span></text:p>
          <text:p text:style-name="P14"><text:span text:style-name="T22">cyf</text:span><text:span text:style-name="T22">=#&gt;</text:span><text:span text:style-name="T23"> </text:span><text:span text:style-name="T23">hel</text:span><text:span text:style-name="T23">p</text:span></text:p>
          <text:p text:style-name="P14"><text:span text:style-name="T22">You </text:span><text:span text:style-name="T22">are </text:span><text:span text:style-name="T22">usi</text:span><text:span text:style-name="T22">ng </text:span><text:span text:style-name="T22">psq</text:span><text:span text:style-name="T22">l, </text:span><text:span text:style-name="T22">the </text:span><text:span text:style-name="T22">com</text:span><text:span text:style-name="T22">man</text:span><text:span text:style-name="T22">d-</text:span><text:span text:style-name="T22">lin</text:span><text:span text:style-name="T22">e </text:span><text:span text:style-name="T22">int</text:span><text:span text:style-name="T22">erf</text:span><text:span text:style-name="T22">ace </text:span><text:span text:style-name="T22">to </text:span><text:span text:style-name="T22">Pos</text:span><text:span text:style-name="T22">tgr</text:span><text:span text:style-name="T22">eSQ</text:span><text:span text:style-name="T22">L.</text:span></text:p>
          <text:p text:style-name="P14"><text:span text:style-name="T22">Typ</text:span><text:span text:style-name="T22">e: <text:s/></text:span><text:span text:style-name="T22">\</text:span><text:span text:style-name="T22">cop</text:span><text:span text:style-name="T22">yri</text:span><text:span text:style-name="T22">ght </text:span><text:span text:style-name="T22">for </text:span><text:span text:style-name="T22">dis</text:span><text:span text:style-name="T22">tri</text:span><text:span text:style-name="T22">but</text:span><text:span text:style-name="T22">ion </text:span><text:span text:style-name="T22">ter</text:span><text:span text:style-name="T22">ms</text:span></text:p>
          <text:p text:style-name="P14"><text:span text:style-name="T22"><text:s text:c="3"/></text:span><text:span text:style-name="T22"><text:tab/></text:span><text:span text:style-name="T22">\h </text:span><text:span text:style-name="T22">for </text:span><text:span text:style-name="T22">hel</text:span><text:span text:style-name="T22">p </text:span><text:span text:style-name="T22">wit</text:span><text:span text:style-name="T22">h </text:span><text:span text:style-name="T22">SQL </text:span><text:span text:style-name="T22">com</text:span><text:span text:style-name="T22">man</text:span><text:span text:style-name="T22">ds</text:span></text:p>
          <text:p text:style-name="P14"><text:span text:style-name="T22"><text:s text:c="3"/></text:span><text:span text:style-name="T22"><text:tab/></text:span><text:span text:style-name="T22">\? </text:span><text:span text:style-name="T22">for </text:span><text:span text:style-name="T22">hel</text:span><text:span text:style-name="T22">p </text:span><text:span text:style-name="T22">wit</text:span><text:span text:style-name="T22">h </text:span><text:span text:style-name="T22">psq</text:span><text:span text:style-name="T22">l </text:span><text:span text:style-name="T22">com</text:span><text:span text:style-name="T22">man</text:span><text:span text:style-name="T22">ds</text:span></text:p>
          <text:p text:style-name="P14"><text:span text:style-name="T22"><text:s text:c="3"/></text:span><text:span text:style-name="T22"><text:tab/></text:span><text:span text:style-name="T22">\g </text:span><text:span text:style-name="T22">or </text:span><text:span text:style-name="T22">ter</text:span><text:span text:style-name="T22">min</text:span><text:span text:style-name="T22">ate </text:span><text:span text:style-name="T22">wit</text:span><text:span text:style-name="T22">h </text:span><text:span text:style-name="T22">sem</text:span><text:span text:style-name="T22">ico</text:span><text:span text:style-name="T22">lon </text:span><text:span text:style-name="T22">to </text:span><text:span text:style-name="T22">exe</text:span><text:span text:style-name="T22">cut</text:span><text:span text:style-name="T22">e </text:span><text:span text:style-name="T22">que</text:span><text:span text:style-name="T22">ry</text:span></text:p>
          <text:p text:style-name="P14"><text:span text:style-name="T22"><text:s text:c="3"/></text:span><text:span text:style-name="T22"><text:tab/></text:span><text:span text:style-name="T22">\q </text:span><text:span text:style-name="T22">to </text:span><text:span text:style-name="T22">qui</text:span><text:span text:style-name="T22">t</text:span></text:p>
          <text:p text:style-name="P14"><text:span text:style-name="T22">cyf</text:span><text:span text:style-name="T22">=#&gt;</text:span></text:p>
          <text:p text:style-name="P1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36f4f61fcc_0_27:notes" draw:style-name="gr1" draw:layer="layout" svg:width="16.932cm" svg:height="9.524cm" svg:x="1.059cm" svg:y="1.905cm" draw:page-number="12" presentation:class="page"/>
          <draw:frame draw:name="Google Shape;134;g36f4f61fcc_0_27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pulate the Hotel Database" draw:style-name="dp3" draw:master-page-name="TITLE_5f_AND_5f_BODY" presentation:presentation-page-layout-name="AL2T1">
        <office:forms form:automatic-focus="false" form:apply-design-mode="false"/>
        <draw:frame draw:name="Google Shape;143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P</text:span><text:span text:style-name="T4">o</text:span><text:span text:style-name="T4">p</text:span><text:span text:style-name="T4">u</text:span><text:span text:style-name="T4">l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t</text:span><text:span text:style-name="T4">e</text:span><text:span text:style-name="T4">l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/text:p>
          </draw:text-box>
        </draw:frame>
        <draw:frame draw:name="Google Shape;144;p2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oad the initial data (so that you can start practising) from the supplied script:</text:span></text:p>
          </draw:text-box>
        </draw:frame>
        <draw:custom-shape draw:name="Google Shape;145;p25" draw:style-name="gr4" draw:text-style-name="P17" draw:layer="layout" svg:width="23.502cm" svg:height="6.054cm" svg:x="1.031cm" svg:y="5.847cm">
          <text:p text:style-name="P14"><text:span text:style-name="T22">$ </text:span><text:span text:style-name="T24">cd path/to/script</text:span></text:p>
          <text:p text:style-name="P14"><text:span text:style-name="T22">$</text:span><text:span text:style-name="T24"> psql cyf_hotel keith</text:span></text:p>
          <text:p text:style-name="P14"><text:span text:style-name="T22">... </text:span></text:p>
          <text:p text:style-name="P14"><text:span text:style-name="T22">cyf_hotel=&gt; </text:span><text:span text:style-name="T24">\include build-hotel.sql</text:span></text:p>
          <text:p text:style-name="P14"><text:span text:style-name="T22">...</text:span></text:p>
          <text:p text:style-name="P14"><text:span text:style-name="T22">cyf_hotel=&gt; </text:span><text:span text:style-name="T24">\dt</text:span></text:p>
          <text:p text:style-name="P14"><text:span text:style-name="T22">...</text:span></text:p>
          <text:p text:style-name="P14"><text:span text:style-name="T22"/></text:p>
          <text:p text:style-name="P1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3d8dd1f348_0_107:notes" draw:style-name="gr1" draw:layer="layout" svg:width="16.932cm" svg:height="9.524cm" svg:x="1.059cm" svg:y="1.905cm" draw:page-number="13" presentation:class="page"/>
          <draw:frame draw:name="Google Shape;141;g3d8dd1f348_0_107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office:forms form:automatic-focus="false" form:apply-design-mode="false"/>
        <draw:frame draw:name="Google Shape;143;p 1" presentation:style-name="pr4" draw:text-style-name="P6" draw:layer="layout" svg:width="23.667cm" svg:height="1.59cm" svg:x="0.867cm" svg:y="1.236cm" presentation:class="title" presentation:user-transformed="true">
          <draw:text-box>
            <text:p text:style-name="P4"><text:span text:style-name="T4">H</text:span><text:span text:style-name="T4">o</text:span><text:span text:style-name="T4">t</text:span><text:span text:style-name="T4">e</text:span><text:span text:style-name="T4">l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i</text:span><text:span text:style-name="T4">a</text:span><text:span text:style-name="T4">g</text:span><text:span text:style-name="T4">r</text:span><text:span text:style-name="T4">a</text:span><text:span text:style-name="T4">m</text:span></text:p>
          </draw:text-box>
        </draw:frame>
        <draw:custom-shape draw:style-name="gr5" draw:text-style-name="P18" draw:layer="layout" svg:width="4.8cm" svg:height="4.4cm" svg:x="1.4cm" svg:y="3.6cm">
          <text:p text:style-name="P18"><text:span text:style-name="T25">invo</text:span><text:span text:style-name="T25">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8cm" svg:height="4.4cm" svg:x="9.4cm" svg:y="3.6cm">
          <text:p text:style-name="P18"><text:span text:style-name="T25">res</text:span><text:span text:style-name="T25">erv</text:span><text:span text:style-name="T25">atio</text:span><text:span text:style-name="T25">ns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8cm" svg:height="4.4cm" svg:x="17.4cm" svg:y="3.6cm">
          <text:p text:style-name="P18"><text:span text:style-name="T25">cust</text:span><text:span text:style-name="T25">om</text:span><text:span text:style-name="T25">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4.8cm" svg:height="2.8cm" svg:x="9.4cm" svg:y="10cm">
          <text:p text:style-name="P18"><text:span text:style-name="T25">roo</text:span><text:span text:style-name="T25">ms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4.8cm" svg:height="2.8cm" svg:x="17.4cm" svg:y="10cm">
          <text:p text:style-name="P18"><text:span text:style-name="T25">roo</text:span><text:span text:style-name="T25">m_t</text:span><text:span text:style-name="T25">ype</text:span><text:span text:style-name="T25">s</text:span></text:p>
          <draw:enhanced-geometry svg:viewBox="0 0 21600 21600" draw:type="rectangle" draw:enhanced-path="M 0 0 L 21600 0 21600 21600 0 21600 0 0 Z N"/>
        </draw:custom-shape>
        <draw:g>
          <draw:line draw:style-name="gr7" draw:text-style-name="P19" draw:layer="layout" svg:x1="6.2cm" svg:y1="5.7cm" svg:x2="9.4cm" svg:y2="5.7cm">
            <text:p/>
          </draw:line>
          <draw:line draw:style-name="gr7" draw:text-style-name="P19" draw:layer="layout" svg:x1="6.2cm" svg:y1="5cm" svg:x2="7cm" svg:y2="5.7cm">
            <text:p/>
          </draw:line>
          <draw:line draw:style-name="gr7" draw:text-style-name="P19" draw:layer="layout" svg:x1="6.2cm" svg:y1="6.4cm" svg:x2="7cm" svg:y2="5.7cm">
            <text:p/>
          </draw:line>
          <draw:custom-shape draw:style-name="gr8" draw:text-style-name="P20" draw:layer="layout" svg:width="0.4cm" svg:height="0.4cm" svg:x="8.8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9" draw:layer="layout" svg:x1="14.2cm" svg:y1="5.7cm" svg:x2="17.4cm" svg:y2="5.7cm">
            <text:p/>
          </draw:line>
          <draw:line draw:style-name="gr7" draw:text-style-name="P19" draw:layer="layout" svg:x1="14.2cm" svg:y1="5cm" svg:x2="15cm" svg:y2="5.7cm">
            <text:p/>
          </draw:line>
          <draw:line draw:style-name="gr7" draw:text-style-name="P19" draw:layer="layout" svg:x1="14.2cm" svg:y1="6.4cm" svg:x2="15cm" svg:y2="5.7cm">
            <text:p/>
          </draw:line>
          <draw:custom-shape draw:style-name="gr8" draw:text-style-name="P20" draw:layer="layout" svg:width="0.4cm" svg:height="0.4cm" svg:x="16.8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9" draw:layer="layout" svg:x1="14.2cm" svg:y1="11.3cm" svg:x2="17.4cm" svg:y2="11.3cm">
            <text:p/>
          </draw:line>
          <draw:line draw:style-name="gr7" draw:text-style-name="P19" draw:layer="layout" svg:x1="14.2cm" svg:y1="10.6cm" svg:x2="15cm" svg:y2="11.3cm">
            <text:p/>
          </draw:line>
          <draw:line draw:style-name="gr7" draw:text-style-name="P19" draw:layer="layout" svg:x1="14.2cm" svg:y1="12cm" svg:x2="15cm" svg:y2="11.3cm">
            <text:p/>
          </draw:line>
          <draw:custom-shape draw:style-name="gr8" draw:text-style-name="P20" draw:layer="layout" svg:width="0.4cm" svg:height="0.4cm" svg:x="16.8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9" draw:layer="layout" svg:x1="11.7cm" svg:y1="8cm" svg:x2="11.7cm" svg:y2="10cm">
          <text:p/>
        </draw:line>
        <draw:line draw:style-name="gr7" draw:text-style-name="P19" draw:layer="layout" svg:x1="12.4cm" svg:y1="8cm" svg:x2="11.7cm" svg:y2="8.8cm">
          <text:p/>
        </draw:line>
        <draw:line draw:style-name="gr7" draw:text-style-name="P19" draw:layer="layout" svg:x1="11cm" svg:y1="8cm" svg:x2="11.7cm" svg:y2="8.8cm">
          <text:p/>
        </draw:line>
        <draw:custom-shape draw:style-name="gr8" draw:text-style-name="P20" draw:layer="layout" svg:width="0.4cm" svg:height="0.4cm" draw:transform="rotate (-1.5707963267949) translate (11.9cm 9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1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SELECT Statement" draw:style-name="dp3" draw:master-page-name="TITLE_5f_AND_5f_BODY" presentation:presentation-page-layout-name="AL2T1">
        <office:forms form:automatic-focus="false" form:apply-design-mode="false"/>
        <draw:frame draw:name="Google Shape;150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name="Google Shape;151;p26" presentation:style-name="pr5" draw:text-style-name="P8" draw:layer="layout" svg:width="24.119cm" svg:height="9.489cm" svg:x="0.866cm" svg:y="3.201cm" presentation:class="outline" presentation:user-transformed="true">
          <draw:text-box>
            <text:p text:style-name="P10"><text:span text:style-name="T5">To get data out of a table you use the SELECT statement:</text:span></text:p>
            <text:p text:style-name="P10"><text:span text:style-name="T26"><text:s/></text:span><text:span text:style-name="T26">SELECT ... FROM ...; </text:span><text:span text:style-name="T27">-</text:span></text:p>
            <text:p text:style-name="P10"><text:span text:style-name="T28">For example:</text:span></text:p>
            <text:p text:style-name="P10"><text:span text:style-name="T26"><text:s/></text:span><text:span text:style-name="T26">SELECT name, phone, country FROM customers; </text:span></text:p>
            <text:p text:style-name="P10"><text:span text:style-name="T26"><text:s/></text:span><text:span text:style-name="T26">SELECT * FROM rooms; </text:span><text:span text:style-name="T27">-</text:span></text:p>
            <text:p text:style-name="P10"><text:span text:style-name="T28">(Upper/Lower case only for emphasis - SQL accepts either)</text:span></text:p>
          </draw:text-box>
        </draw:frame>
        <draw:custom-shape draw:name="Google Shape;152;p26" draw:style-name="gr9" draw:text-style-name="P22" draw:layer="layout" svg:width="7.933cm" svg:height="2.32cm" svg:x="15.267cm" svg:y="5.08cm">
          <text:p text:style-name="P14"><text:span text:style-name="T29">Sem</text:span><text:span text:style-name="T29">icolo</text:span><text:span text:style-name="T29">n to </text:span><text:span text:style-name="T29">end </text:span><text:span text:style-name="T29">an </text:span><text:span text:style-name="T29">SQL </text:span><text:span text:style-name="T29">com</text:span><text:span text:style-name="T29">man</text:span><text:span text:style-name="T29">d</text:span></text:p>
          <draw:enhanced-geometry draw:mirror-horizontal="false" draw:mirror-vertical="false" svg:viewBox="0 0 0 0" draw:text-areas="?f38 ?f38 ?f39 ?f40" draw:type="ooxml-wedgeRoundRectCallout" draw:modifiers="-94152 2500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name="Google Shape;147;g3d8dd1f348_0_40:notes" draw:style-name="gr1" draw:layer="layout" svg:width="16.932cm" svg:height="9.524cm" svg:x="1.059cm" svg:y="1.905cm" draw:page-number="15" presentation:class="page"/>
          <draw:frame draw:name="Google Shape;148;g3d8dd1f348_0_40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ing the Order of Columns" draw:style-name="dp3" draw:master-page-name="TITLE_5f_AND_5f_BODY" presentation:presentation-page-layout-name="AL2T1">
        <office:forms form:automatic-focus="false" form:apply-design-mode="false"/>
        <draw:frame draw:name="Google Shape;157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h</text:span><text:span text:style-name="T4">a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/text:p>
          </draw:text-box>
        </draw:frame>
        <draw:frame draw:name="Google Shape;158;p27" presentation:style-name="pr5" draw:text-style-name="P8" draw:layer="layout" svg:width="23.947cm" svg:height="9.489cm" svg:x="0.866cm" svg:y="3.201cm" presentation:class="outline" presentation:user-transformed="true">
          <draw:text-box>
            <text:p text:style-name="P10"><text:span text:style-name="T14">You can return columns in any order:</text:span></text:p>
            <text:p text:style-name="P4"><text:span text:style-name="T26"><text:s/></text:span><text:span text:style-name="T26">SELECT country, name, </text:span></text:p>
            <text:p text:style-name="P4"><text:span text:style-name="T26"><text:s text:c="3"/></text:span><text:span text:style-name="T26">phone FROM </text:span><text:span text:style-name="T26"><text:line-break/></text:span><text:span text:style-name="T26"> <text:s text:c="2"/>customers; </text:span><text:span text:style-name="T30"><text:s text:c="2"/></text:span></text:p>
            <text:p text:style-name="P4"><text:span text:style-name="T25">Commands can run over several lines</text:span></text:p>
            <text:p text:style-name="P4"><text:span text:style-name="T31"><text:line-break/></text:span><text:span text:style-name="T25">To see the column names in a table use either:</text:span></text:p>
            <text:p text:style-name="P4"><text:span text:style-name="T26"><text:s/></text:span><text:span text:style-name="T26">SELECT * FROM customers; </text:span><text:span text:style-name="T27"><text:s/></text:span></text:p>
            <text:p text:style-name="P4"><text:span text:style-name="T28">Or</text:span></text:p>
            <text:p text:style-name="P4"><text:span text:style-name="T26"><text:s/></text:span><text:span text:style-name="T26">\d customers </text:span></text:p>
            <text:p text:style-name="P10"><text:span text:style-name="T32"/></text:p>
          </draw:text-box>
        </draw:frame>
        <presentation:notes draw:style-name="dp2">
          <draw:page-thumbnail draw:name="Google Shape;154;g3d8dd1f348_0_45:notes" draw:style-name="gr1" draw:layer="layout" svg:width="16.932cm" svg:height="9.524cm" svg:x="1.059cm" svg:y="1.905cm" draw:page-number="16" presentation:class="page"/>
          <draw:frame draw:name="Google Shape;155;g3d8dd1f348_0_45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5" draw:master-page-name="TITLE_5f_AND_5f_BODY" presentation:presentation-page-layout-name="AL2T1">
        <office:forms form:automatic-focus="false" form:apply-design-mode="false"/>
        <draw:frame draw:name="Google Shape;163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164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List the name, phone and email for all customers</text:span></text:p>
              </text:list-item>
              <text:list-item>
                <text:p text:style-name="P7"><text:span text:style-name="T14">List all the details of rooms</text:span></text:p>
              </text:list-item>
              <text:list-item>
                <text:p text:style-name="P7"><text:span text:style-name="T14">List the customer id, checkin date and number of guests from reservations</text:span></text:p>
              </text:list-item>
            </text:list>
          </draw:text-box>
        </draw:frame>
        <presentation:notes draw:style-name="dp2">
          <draw:page-thumbnail draw:name="Google Shape;160;g3d8dd1f348_0_50:notes" draw:style-name="gr1" draw:layer="layout" svg:width="16.932cm" svg:height="9.524cm" svg:x="1.059cm" svg:y="1.905cm" draw:page-number="17" presentation:class="page"/>
          <draw:frame draw:name="Google Shape;161;g3d8dd1f348_0_50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Useful Non-standard psql Commands" draw:style-name="dp3" draw:master-page-name="TITLE_5f_AND_5f_BODY" presentation:presentation-page-layout-name="AL2T1">
        <office:forms form:automatic-focus="false" form:apply-design-mode="false"/>
        <draw:frame draw:name="Google Shape;169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</text:span><text:span text:style-name="T4">o</text:span><text:span text:style-name="T4">m</text:span><text:span text:style-name="T4">e</text:span><text:span text:style-name="T4"> </text:span><text:span text:style-name="T4">U</text:span><text:span text:style-name="T4">s</text:span><text:span text:style-name="T4">e</text:span><text:span text:style-name="T4">f</text:span><text:span text:style-name="T4">u</text:span><text:span text:style-name="T4">l</text:span><text:span text:style-name="T4"> </text:span><text:span text:style-name="T4">N</text:span><text:span text:style-name="T4">o</text:span><text:span text:style-name="T4">n</text:span><text:span text:style-name="T4">-</text:span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 </text:span><text:span text:style-name="T4">p</text:span><text:span text:style-name="T4">s</text:span><text:span text:style-name="T4">q</text:span><text:span text:style-name="T4">l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s</text:span></text:p>
          </draw:text-box>
        </draw:frame>
        <draw:frame draw:name="Google Shape;170;p2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4"><text:span text:style-name="T16">Display a list of table names in the database:</text:span></text:p>
            <text:p text:style-name="P4"><text:span text:style-name="T16"><text:tab/></text:span><text:span text:style-name="T33"> </text:span><text:span text:style-name="T33">\dt </text:span><text:span text:style-name="T34"><text:s text:c="2"/></text:span><text:span text:style-name="T35">-</text:span></text:p>
            <text:p text:style-name="P4"><text:span text:style-name="T34">Display the definition of a table:</text:span></text:p>
            <text:p text:style-name="P4"><text:span text:style-name="T34"><text:tab/></text:span><text:span text:style-name="T33"> </text:span><text:span text:style-name="T33">\d tableName </text:span><text:span text:style-name="T34"><text:s text:c="2"/></text:span><text:span text:style-name="T36">-</text:span></text:p>
            <text:p text:style-name="P4"><text:span text:style-name="T34">Display help for SQL commands:</text:span></text:p>
            <text:p text:style-name="P4"><text:span text:style-name="T34"><text:tab/></text:span><text:span text:style-name="T33"> </text:span><text:span text:style-name="T33">\h [command] </text:span><text:span text:style-name="T34"><text:s text:c="2"/></text:span><text:span text:style-name="T36">-</text:span></text:p>
            <text:p text:style-name="P4"><text:span text:style-name="T34">Display a summary of psql (backslash) commands:</text:span></text:p>
            <text:p text:style-name="P4"><text:span text:style-name="T34"><text:tab/></text:span><text:span text:style-name="T33"> </text:span><text:span text:style-name="T33">\? </text:span><text:span text:style-name="T34"><text:s text:c="2"/></text:span><text:span text:style-name="T37">-</text:span><text:span text:style-name="T38"> <text:s/></text:span><text:span text:style-name="T34"><text:s/></text:span></text:p>
            <text:p text:style-name="P4"><text:span text:style-name="T34">Exit (quit) from psql: </text:span></text:p>
            <text:p text:style-name="P4"><text:span text:style-name="T34"><text:tab/></text:span><text:span text:style-name="T33"> </text:span><text:span text:style-name="T33">\q </text:span><text:span text:style-name="T34"><text:s text:c="2"/></text:span><text:span text:style-name="T37">-</text:span></text:p>
          </draw:text-box>
        </draw:frame>
        <presentation:notes draw:style-name="dp2">
          <draw:page-thumbnail draw:name="Google Shape;166;g3d8dd1f348_0_55:notes" draw:style-name="gr1" draw:layer="layout" svg:width="16.932cm" svg:height="9.524cm" svg:x="1.059cm" svg:y="1.905cm" draw:page-number="18" presentation:class="page"/>
          <draw:frame draw:name="Google Shape;167;g3d8dd1f348_0_55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6" draw:master-page-name="TITLE_5f_AND_5f_BODY" presentation:presentation-page-layout-name="AL2T1">
        <office:forms form:automatic-focus="false" form:apply-design-mode="false"/>
        <draw:frame draw:name="Google Shape;175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176;p3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Display the definition of the customers table</text:span></text:p>
              </text:list-item>
              <text:list-item>
                <text:p text:style-name="P7"><text:span text:style-name="T14">Display the help for the SELECT command</text:span></text:p>
              </text:list-item>
              <text:list-item>
                <text:p text:style-name="P7"><text:span text:style-name="T14">Read the psql command help and find out what \dS does, then try it (Note – psql commands ARE case sensitive)</text:span></text:p>
              </text:list-item>
            </text:list>
          </draw:text-box>
        </draw:frame>
        <presentation:notes draw:style-name="dp2">
          <draw:page-thumbnail draw:name="Google Shape;172;g8c3f4a91f6_0_0:notes" draw:style-name="gr1" draw:layer="layout" svg:width="16.932cm" svg:height="9.524cm" svg:x="1.059cm" svg:y="1.905cm" draw:page-number="19" presentation:class="page"/>
          <draw:frame draw:name="Google Shape;173;g8c3f4a91f6_0_0:notes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ing More Than Just Columns" draw:style-name="dp3" draw:master-page-name="TITLE_5f_AND_5f_BODY" presentation:presentation-page-layout-name="AL2T1">
        <office:forms form:automatic-focus="false" form:apply-design-mode="false"/>
        <draw:frame draw:name="Google Shape;181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i</text:span><text:span text:style-name="T4">n</text:span><text:span text:style-name="T4">g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J</text:span><text:span text:style-name="T4">u</text:span><text:span text:style-name="T4">s</text:span><text:span text:style-name="T4">t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/text:p>
          </draw:text-box>
        </draw:frame>
        <draw:frame draw:name="Google Shape;182;p3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use expressions in SQL:</text:span></text:p>
            <text:p text:style-name="P10"><text:span text:style-name="T14"><text:tab/></text:span><text:span text:style-name="T26"> </text:span><text:span text:style-name="T26">SELECT room_no, rate * 0.85 FROM rooms;</text:span></text:p>
            <text:p text:style-name="P10"><text:span text:style-name="T28">Use a column alias to name the expression:</text:span></text:p>
            <text:p text:style-name="P10"><text:span text:style-name="T28"><text:tab/></text:span><text:span text:style-name="T30"> </text:span></text:p>
            <text:p text:style-name="P10"><text:span text:style-name="T28"/></text:p>
            <text:p text:style-name="P10"><text:span text:style-name="T28"/></text:p>
            <text:p text:style-name="P10"><text:span text:style-name="T28"/></text:p>
            <text:p text:style-name="P10"><text:span text:style-name="T28">Note: multi-line SQL, use ; (semicolon) to end</text:span></text:p>
          </draw:text-box>
        </draw:frame>
        <draw:custom-shape draw:name="Google Shape;183;p31" draw:style-name="gr10" draw:text-style-name="P24" draw:layer="layout" svg:width="21.341cm" svg:height="3.8cm" svg:x="2.398cm" svg:y="7cm">
          <text:p text:style-name="P23"><text:span text:style-name="T26">SEL</text:span><text:span text:style-name="T26">ECT </text:span><text:span text:style-name="T26">roo</text:span><text:span text:style-name="T26">m_n</text:span><text:span text:style-name="T26">o, </text:span></text:p>
          <text:p text:style-name="P23"><text:span text:style-name="T26"><text:s text:c="4"/></text:span><text:span text:style-name="T26"><text:s text:c="3"/></text:span><text:span text:style-name="T26">rat</text:span><text:span text:style-name="T26">e * </text:span><text:span text:style-name="T26">0.8</text:span><text:span text:style-name="T26">5 </text:span><text:span text:style-name="T39">AS </text:span><text:span text:style-name="T39">dis</text:span><text:span text:style-name="T39">cou</text:span><text:span text:style-name="T39">nte</text:span><text:span text:style-name="T39">d_r</text:span><text:span text:style-name="T39">ate</text:span></text:p>
          <text:p text:style-name="P23"><text:span text:style-name="T26"><text:s text:c="3"/></text:span><text:span text:style-name="T26">FRO</text:span><text:span text:style-name="T26">M </text:span><text:span text:style-name="T26">roo</text:span><text:span text:style-name="T26">m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3d8dd1f348_0_65:notes" draw:style-name="gr1" draw:layer="layout" svg:width="16.932cm" svg:height="9.524cm" svg:x="1.059cm" svg:y="1.905cm" draw:page-number="20" presentation:class="page"/>
          <draw:frame draw:name="Google Shape;179;g3d8dd1f348_0_65:notes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ons in SQL" draw:style-name="dp3" draw:master-page-name="TITLE_5f_AND_5f_BODY" presentation:presentation-page-layout-name="AL2T1">
        <office:forms form:automatic-focus="false" form:apply-design-mode="false"/>
        <draw:frame draw:name="Google Shape;188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s</text:span><text:span text:style-name="T4"> </text:span><text:span text:style-name="T4">i</text:span><text:span text:style-name="T4">n</text:span><text:span text:style-name="T4"> </text:span><text:span text:style-name="T4">S</text:span><text:span text:style-name="T4">Q</text:span><text:span text:style-name="T4">L</text:span></text:p>
          </draw:text-box>
        </draw:frame>
        <draw:frame draw:name="Google Shape;189;p3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rithmetic:</text:span><text:span text:style-name="T14"><text:tab/></text:span><text:span text:style-name="T14">* </text:span><text:span text:style-name="T40">multiply</text:span><text:span text:style-name="T14">, <text:s/>/ </text:span><text:span text:style-name="T40">divide</text:span><text:span text:style-name="T14">, <text:s/>+ </text:span><text:span text:style-name="T40">add</text:span><text:span text:style-name="T14">, <text:s/>- </text:span><text:span text:style-name="T40">subtract</text:span><text:span text:style-name="T14">,</text:span></text:p>
            <text:p text:style-name="P10"><text:span text:style-name="T14"><text:tab/></text:span><text:span text:style-name="T14"><text:tab/></text:span><text:span text:style-name="T14"><text:tab/></text:span><text:span text:style-name="T14"><text:tab/></text:span><text:span text:style-name="T14">% </text:span><text:span text:style-name="T40">modulo</text:span><text:span text:style-name="T14">, <text:s/>(...) </text:span><text:span text:style-name="T40">parentheses</text:span></text:p>
            <text:p text:style-name="P10"><text:span text:style-name="T14">String:</text:span><text:span text:style-name="T14"><text:tab/></text:span><text:span text:style-name="T14"><text:tab/></text:span><text:span text:style-name="T14"><text:tab/></text:span><text:span text:style-name="T14">|| </text:span><text:span text:style-name="T40">concatenate</text:span></text:p>
            <text:p text:style-name="P10"><text:span text:style-name="T14"/></text:p>
            <text:p text:style-name="P10"><text:span text:style-name="T14">Functions:</text:span><text:span text:style-name="T14"><text:tab/></text:span><text:span text:style-name="T14">These are not part of the SQL standard and so </text:span></text:p>
            <text:p text:style-name="P25"><text:span text:style-name="T14">each vendor has their own set of functions.</text:span></text:p>
            <text:p text:style-name="P10"><text:span text:style-name="T14">Refer to the vendor’s SQL documentation for functions.</text:span></text:p>
            <text:p text:style-name="P10"><text:span text:style-name="T14">(e.g. https://www.postgresql.org/docs/12/functions.html)</text:span></text:p>
          </draw:text-box>
        </draw:frame>
        <presentation:notes draw:style-name="dp2">
          <draw:page-thumbnail draw:name="Google Shape;185;g3d8dd1f348_0_71:notes" draw:style-name="gr1" draw:layer="layout" svg:width="16.932cm" svg:height="9.524cm" svg:x="1.059cm" svg:y="1.905cm" draw:page-number="21" presentation:class="page"/>
          <draw:frame draw:name="Google Shape;186;g3d8dd1f348_0_71:notes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ing the Rows" draw:style-name="dp3" draw:master-page-name="TITLE_5f_AND_5f_BODY" presentation:presentation-page-layout-name="AL2T1">
        <office:forms form:automatic-focus="false" form:apply-design-mode="false"/>
        <draw:frame draw:name="Google Shape;194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h</text:span><text:span text:style-name="T4">o</text:span><text:span text:style-name="T4">o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195;p3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choose which rows to show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Note: only one = (equals) symbol to test for equality</text:span></text:p>
            <text:p text:style-name="P10"><text:span text:style-name="T14">You can use &lt;, &gt;, &lt;=, &gt;=, != (or &lt;&gt;)</text:span></text:p>
            <text:p text:style-name="P10"><text:span text:style-name="T14">Only rows that match the predicate (test) are returned.</text:span></text:p>
            <text:p text:style-name="P10"><text:span text:style-name="T41"/></text:p>
            <text:p text:style-name="P10"><text:span text:style-name="T42"/></text:p>
          </draw:text-box>
        </draw:frame>
        <draw:custom-shape draw:name="Google Shape;196;p33" draw:style-name="gr11" draw:text-style-name="P27" draw:layer="layout" svg:width="21.341cm" svg:height="3.699cm" svg:x="2.424cm" svg:y="4.701cm">
          <text:p text:style-name="P26"><text:span text:style-name="T30">SEL</text:span><text:span text:style-name="T30">ECT </text:span><text:span text:style-name="T30">id, </text:span><text:span text:style-name="T30">nam</text:span><text:span text:style-name="T30">e, </text:span><text:span text:style-name="T30">pho</text:span><text:span text:style-name="T30">ne, </text:span><text:span text:style-name="T30">ema</text:span><text:span text:style-name="T30">il, </text:span><text:span text:style-name="T30">cou</text:span><text:span text:style-name="T30">ntr</text:span><text:span text:style-name="T30">y</text:span></text:p>
          <text:p text:style-name="P26"><text:span text:style-name="T30"><text:s text:c="3"/></text:span><text:span text:style-name="T30">FRO</text:span><text:span text:style-name="T30">M </text:span><text:span text:style-name="T30">cus</text:span><text:span text:style-name="T30">tom</text:span><text:span text:style-name="T30">ers</text:span></text:p>
          <text:p text:style-name="P26"><text:span text:style-name="T30"><text:s text:c="3"/></text:span><text:span text:style-name="T30">WHE</text:span><text:span text:style-name="T30">RE </text:span><text:span text:style-name="T30">cou</text:span><text:span text:style-name="T30">ntr</text:span><text:span text:style-name="T30">y = </text:span><text:span text:style-name="T30">'Fr</text:span><text:span text:style-name="T30">anc</text:span><text:span text:style-name="T30">e'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4ec1332a0a_0_0:notes" draw:style-name="gr1" draw:layer="layout" svg:width="16.932cm" svg:height="9.524cm" svg:x="1.059cm" svg:y="1.905cm" draw:page-number="22" presentation:class="page"/>
          <draw:frame draw:name="Google Shape;192;g4ec1332a0a_0_0:notes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imiting Strings and Dates" draw:style-name="dp3" draw:master-page-name="TITLE_5f_AND_5f_BODY" presentation:presentation-page-layout-name="AL2T1">
        <office:forms form:automatic-focus="false" form:apply-design-mode="false"/>
        <draw:frame draw:name="Google Shape;201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e</text:span><text:span text:style-name="T4">l</text:span><text:span text:style-name="T4">i</text:span><text:span text:style-name="T4">m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02;p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Use single quotes (apostrophes) to define the start and end of string values.</text:span></text:p>
            <text:p text:style-name="P10"><text:span text:style-name="T14">e.g.</text:span><text:span text:style-name="T14"><text:tab/></text:span><text:span text:style-name="T14">'France'</text:span><text:span text:style-name="T14"><text:tab/></text:span><text:span text:style-name="T14">'Keith'</text:span><text:span text:style-name="T14"><text:tab/></text:span><text:span text:style-name="T14"><text:tab/></text:span><text:span text:style-name="T14">'2020-03-23'</text:span><text:span text:style-name="T14"><text:tab/></text:span><text:span text:style-name="T14"><text:tab/></text:span><text:span text:style-name="T14">'lockdown'</text:span></text:p>
            <text:p text:style-name="P10"><text:span text:style-name="T14"/></text:p>
            <text:p text:style-name="P10"><text:span text:style-name="T14">Dates should be given in ISO format (YYYY-MM-DD) inside apostrophes.</text:span></text:p>
          </draw:text-box>
        </draw:frame>
        <presentation:notes draw:style-name="dp2">
          <draw:page-thumbnail draw:name="Google Shape;198;g8f838e3860_0_1:notes" draw:style-name="gr1" draw:layer="layout" svg:width="16.932cm" svg:height="9.524cm" svg:x="1.059cm" svg:y="1.905cm" draw:page-number="23" presentation:class="page"/>
          <draw:frame draw:name="Google Shape;199;g8f838e3860_0_1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Tests in a Predicate" draw:style-name="dp3" draw:master-page-name="TITLE_5f_AND_5f_BODY" presentation:presentation-page-layout-name="AL2T1">
        <office:forms form:automatic-focus="false" form:apply-design-mode="false"/>
        <draw:frame draw:name="Google Shape;207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/text:p>
          </draw:text-box>
        </draw:frame>
        <draw:frame draw:name="Google Shape;208;p3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3"><text:s/></text:span><text:span text:style-name="T14">Use AND and OR to combine tests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Lists reservations for rooms on the second floor starting from the start of 2018.</text:span></text:p>
          </draw:text-box>
        </draw:frame>
        <draw:custom-shape draw:name="Google Shape;209;p35" draw:style-name="gr12" draw:text-style-name="P27" draw:layer="layout" svg:width="21.341cm" svg:height="4.899cm" svg:x="2.424cm" svg:y="4.601cm">
          <text:p text:style-name="P26"><text:span text:style-name="T30">SEL</text:span><text:span text:style-name="T30">ECT </text:span><text:span text:style-name="T30">* </text:span><text:span text:style-name="T30">FRO</text:span><text:span text:style-name="T30">M </text:span><text:span text:style-name="T30">res</text:span><text:span text:style-name="T30">erv</text:span><text:span text:style-name="T30">ati</text:span><text:span text:style-name="T30">ons</text:span></text:p>
          <text:p text:style-name="P26"><text:span text:style-name="T30"><text:s text:c="3"/></text:span><text:span text:style-name="T30">WHE</text:span><text:span text:style-name="T30">RE </text:span><text:span text:style-name="T30">roo</text:span><text:span text:style-name="T30">m_n</text:span><text:span text:style-name="T30">o </text:span><text:span text:style-name="T30">&gt;= </text:span><text:span text:style-name="T30">200</text:span></text:p>
          <text:p text:style-name="P26"><text:span text:style-name="T30"><text:s text:c="4"/></text:span><text:span text:style-name="T30"><text:s/></text:span><text:span text:style-name="T30">AND </text:span><text:span text:style-name="T30">roo</text:span><text:span text:style-name="T30">m_n</text:span><text:span text:style-name="T30">o &lt; </text:span><text:span text:style-name="T30">300</text:span></text:p>
          <text:p text:style-name="P28"><text:span text:style-name="T30">A</text:span><text:span text:style-name="T30">N</text:span><text:span text:style-name="T30">D</text:span><text:span text:style-name="T30"> </text:span><text:span text:style-name="T30">c</text:span><text:span text:style-name="T30">h</text:span><text:span text:style-name="T30">e</text:span><text:span text:style-name="T30">c</text:span><text:span text:style-name="T30">k</text:span><text:span text:style-name="T30">i</text:span><text:span text:style-name="T30">n</text:span><text:span text:style-name="T30">_</text:span><text:span text:style-name="T30">d</text:span><text:span text:style-name="T30">a</text:span><text:span text:style-name="T30">t</text:span><text:span text:style-name="T30">e</text:span><text:span text:style-name="T30"> </text:span><text:span text:style-name="T30">&gt;</text:span><text:span text:style-name="T30">=</text:span><text:span text:style-name="T30"> </text:span><text:span text:style-name="T30">'</text:span><text:span text:style-name="T30">2</text:span><text:span text:style-name="T30">0</text:span><text:span text:style-name="T30">1</text:span><text:span text:style-name="T30">8</text:span><text:span text:style-name="T30">-</text:span><text:span text:style-name="T30">0</text:span><text:span text:style-name="T30">1</text:span><text:span text:style-name="T30">-</text:span><text:span text:style-name="T30">0</text:span><text:span text:style-name="T30">1</text:span><text:span text:style-name="T30">'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4ec1332a0a_0_6:notes" draw:style-name="gr1" draw:layer="layout" svg:width="16.932cm" svg:height="9.524cm" svg:x="1.059cm" svg:y="1.905cm" draw:page-number="24" presentation:class="page"/>
          <draw:frame draw:name="Google Shape;205;g4ec1332a0a_0_6:notes" presentation:style-name="pr2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Tests in a Predicate" draw:style-name="dp3" draw:master-page-name="TITLE_5f_AND_5f_BODY" presentation:presentation-page-layout-name="AL2T1">
        <office:forms form:automatic-focus="false" form:apply-design-mode="false"/>
        <draw:frame draw:name="Google Shape;214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/text:p>
          </draw:text-box>
        </draw:frame>
        <draw:frame draw:name="Google Shape;215;p3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nother example: (cheap or Premier rooms on floors 1 &amp; 2)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custom-shape draw:name="Google Shape;216;p36" draw:style-name="gr13" draw:text-style-name="P27" draw:layer="layout" svg:width="21.341cm" svg:height="4.833cm" svg:x="2.424cm" svg:y="4.701cm">
          <text:p text:style-name="P26"><text:span text:style-name="T30">SEL</text:span><text:span text:style-name="T30">ECT </text:span><text:span text:style-name="T30">* </text:span><text:span text:style-name="T30">FRO</text:span><text:span text:style-name="T30">M </text:span><text:span text:style-name="T30">roo</text:span><text:span text:style-name="T30">ms</text:span></text:p>
          <text:p text:style-name="P26"><text:span text:style-name="T30"><text:s text:c="3"/></text:span><text:span text:style-name="T30">WHE</text:span><text:span text:style-name="T30">RE </text:span><text:span text:style-name="T30">roo</text:span><text:span text:style-name="T30">m_t</text:span><text:span text:style-name="T30">ype </text:span><text:span text:style-name="T30">= </text:span><text:span text:style-name="T30">'PR</text:span><text:span text:style-name="T30">EMI</text:span><text:span text:style-name="T30">ER'</text:span></text:p>
          <text:p text:style-name="P26"><text:span text:style-name="T30"><text:s text:c="4"/></text:span><text:span text:style-name="T30"><text:s text:c="2"/></text:span><text:span text:style-name="T30">OR </text:span><text:span text:style-name="T30">rat</text:span><text:span text:style-name="T30">e &lt; </text:span><text:span text:style-name="T30">100</text:span><text:span text:style-name="T30">.00</text:span></text:p>
          <text:p text:style-name="P28"><text:span text:style-name="T30">A</text:span><text:span text:style-name="T30">N</text:span><text:span text:style-name="T30">D</text:span><text:span text:style-name="T30"> </text:span><text:span text:style-name="T30">r</text:span><text:span text:style-name="T30">o</text:span><text:span text:style-name="T30">o</text:span><text:span text:style-name="T30">m</text:span><text:span text:style-name="T30">_</text:span><text:span text:style-name="T30">n</text:span><text:span text:style-name="T30">o</text:span><text:span text:style-name="T30"> </text:span><text:span text:style-name="T30">&lt;</text:span><text:span text:style-name="T30"> </text:span><text:span text:style-name="T30">3</text:span><text:span text:style-name="T30">0</text:span><text:span text:style-name="T30">0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6" draw:style-name="gr2" draw:text-style-name="P15" xml:id="id15" draw:id="id15" draw:layer="layout" svg:width="23.667cm" svg:height="3.161cm" svg:x="0.855cm" svg:y="9.434cm">
          <text:p text:style-name="P23"><text:span text:style-name="T14">Oops: This didn't quite get it right - it returns rooms on 3rd &amp; 4th floors. <text:s/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2.5s" smil:targetElement="id15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211;g4ec1332a0a_0_12:notes" draw:style-name="gr1" draw:layer="layout" svg:width="16.932cm" svg:height="9.524cm" svg:x="1.059cm" svg:y="1.905cm" draw:page-number="25" presentation:class="page"/>
          <draw:frame draw:name="Google Shape;212;g4ec1332a0a_0_12:notes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riding Evaluation Order" draw:style-name="dp3" draw:master-page-name="TITLE_5f_AND_5f_BODY" presentation:presentation-page-layout-name="AL2T1">
        <office:forms form:automatic-focus="false" form:apply-design-mode="false"/>
        <draw:frame draw:name="Google Shape;222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v</text:span><text:span text:style-name="T4">e</text:span><text:span text:style-name="T4">r</text:span><text:span text:style-name="T4">r</text:span><text:span text:style-name="T4">i</text:span><text:span text:style-name="T4">d</text:span><text:span text:style-name="T4">i</text:span><text:span text:style-name="T4">n</text:span><text:span text:style-name="T4">g</text:span><text:span text:style-name="T4"> </text:span><text:span text:style-name="T4">E</text:span><text:span text:style-name="T4">v</text:span><text:span text:style-name="T4">a</text:span><text:span text:style-name="T4">l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/text:p>
          </draw:text-box>
        </draw:frame>
        <draw:frame draw:name="Google Shape;223;p3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Just like any programming language, SQL has an evaluation order (precedence). You can override it using parentheses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You can also use parentheses in arithmetic expressions, etc.</text:span></text:p>
          </draw:text-box>
        </draw:frame>
        <draw:custom-shape draw:name="Google Shape;224;p37" draw:style-name="gr14" draw:text-style-name="P27" draw:layer="layout" svg:width="21.341cm" svg:height="5.122cm" svg:x="2.216cm" svg:y="5.878cm">
          <text:p text:style-name="P26"><text:span text:style-name="T30">SEL</text:span><text:span text:style-name="T30">ECT </text:span><text:span text:style-name="T30">* </text:span><text:span text:style-name="T30">FRO</text:span><text:span text:style-name="T30">M </text:span><text:span text:style-name="T30">roo</text:span><text:span text:style-name="T30">ms</text:span></text:p>
          <text:p text:style-name="P26"><text:span text:style-name="T30"><text:s text:c="3"/></text:span><text:span text:style-name="T30">WHE</text:span><text:span text:style-name="T30">RE </text:span><text:span text:style-name="T30">(ro</text:span><text:span text:style-name="T30">om_</text:span><text:span text:style-name="T30">typ</text:span><text:span text:style-name="T30">e = </text:span><text:span text:style-name="T30">'PR</text:span><text:span text:style-name="T30">EMI</text:span><text:span text:style-name="T30">ER'</text:span></text:p>
          <text:p text:style-name="P26"><text:span text:style-name="T30"><text:s text:c="4"/></text:span><text:span text:style-name="T30"><text:s text:c="2"/></text:span><text:span text:style-name="T30">OR </text:span><text:span text:style-name="T30">rat</text:span><text:span text:style-name="T30">e &lt; </text:span><text:span text:style-name="T30">100</text:span><text:span text:style-name="T30">.00</text:span><text:span text:style-name="T30">)</text:span></text:p>
          <text:p text:style-name="P28"><text:span text:style-name="T30">A</text:span><text:span text:style-name="T30">N</text:span><text:span text:style-name="T30">D</text:span><text:span text:style-name="T30"> </text:span><text:span text:style-name="T30">r</text:span><text:span text:style-name="T30">o</text:span><text:span text:style-name="T30">o</text:span><text:span text:style-name="T30">m</text:span><text:span text:style-name="T30">_</text:span><text:span text:style-name="T30">n</text:span><text:span text:style-name="T30">o</text:span><text:span text:style-name="T30"> </text:span><text:span text:style-name="T30">&lt;</text:span><text:span text:style-name="T30"> </text:span><text:span text:style-name="T30">3</text:span><text:span text:style-name="T30">0</text:span><text:span text:style-name="T30">0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4ec1332a0a_0_19:notes" draw:style-name="gr1" draw:layer="layout" svg:width="16.932cm" svg:height="9.524cm" svg:x="1.059cm" svg:y="1.905cm" draw:page-number="26" presentation:class="page"/>
          <draw:frame draw:name="Google Shape;220;g4ec1332a0a_0_19:notes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Predicate Types" draw:style-name="dp3" draw:master-page-name="TITLE_5f_AND_5f_BODY" presentation:presentation-page-layout-name="AL2T1">
        <office:forms form:automatic-focus="false" form:apply-design-mode="false"/>
        <draw:frame draw:name="Google Shape;229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M</text:span><text:span text:style-name="T4">o</text:span><text:span text:style-name="T4">r</text:span><text:span text:style-name="T4">e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text:span text:style-name="T4"> </text:span><text:span text:style-name="T4">T</text:span><text:span text:style-name="T4">y</text:span><text:span text:style-name="T4">p</text:span><text:span text:style-name="T4">e</text:span><text:span text:style-name="T4">s</text:span></text:p>
          </draw:text-box>
        </draw:frame>
        <draw:frame draw:name="Google Shape;230;p3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 BETWEEN b AND c</text:span><text:span text:style-name="T14"><text:tab/></text:span><text:span text:style-name="T14">: check a is in range b-c inclusive</text:span></text:p>
            <text:p text:style-name="P10"><text:span text:style-name="T14"><text:tab/></text:span><text:span text:style-name="T26">… </text:span><text:span text:style-name="T26">WHERE price BETWEEN 100 AND 250</text:span></text:p>
            <text:p text:style-name="P10"><text:span text:style-name="T28">a IN (b, c, d,...)</text:span><text:span text:style-name="T28"><text:tab/></text:span><text:span text:style-name="T28"><text:tab/></text:span><text:span text:style-name="T28"><text:tab/></text:span><text:span text:style-name="T28">: check a is equal to one of b, c, d…</text:span></text:p>
            <text:p text:style-name="P10"><text:span text:style-name="T32"><text:tab/></text:span><text:span text:style-name="T26">… </text:span><text:span text:style-name="T26">WHERE room_no IN (201, 202, 204, 206)</text:span></text:p>
            <text:p text:style-name="P10"><text:span text:style-name="T44"/></text:p>
            <text:p text:style-name="P10"><text:span text:style-name="T32"><text:tab/></text:span><text:span text:style-name="T28">Can be inverted...</text:span></text:p>
            <text:p text:style-name="P10"><text:span text:style-name="T28">a NOT BETWEEN b AND c</text:span><text:span text:style-name="T28"><text:tab/></text:span></text:p>
            <text:p text:style-name="P10"><text:span text:style-name="T28">a NOT IN (b, c, d,...)</text:span></text:p>
          </draw:text-box>
        </draw:frame>
        <presentation:notes draw:style-name="dp2">
          <draw:page-thumbnail draw:name="Google Shape;226;g4ec1332a0a_0_25:notes" draw:style-name="gr1" draw:layer="layout" svg:width="16.932cm" svg:height="9.524cm" svg:x="1.059cm" svg:y="1.905cm" draw:page-number="27" presentation:class="page"/>
          <draw:frame draw:name="Google Shape;227;g4ec1332a0a_0_25:notes" presentation:style-name="pr3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the LIKE Operator" draw:style-name="dp3" draw:master-page-name="TITLE_5f_AND_5f_BODY" presentation:presentation-page-layout-name="AL2T1">
        <office:forms form:automatic-focus="false" form:apply-design-mode="false"/>
        <draw:frame draw:name="Google Shape;235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I</text:span><text:span text:style-name="T4">K</text:span><text:span text:style-name="T4">E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/text:p>
          </draw:text-box>
        </draw:frame>
        <draw:frame draw:name="Google Shape;236;p3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IKE tests for a match against a wildcard string:</text:span></text:p>
            <text:p text:style-name="P10"><text:span text:style-name="T14"><text:tab/></text:span><text:span text:style-name="T14">%</text:span><text:span text:style-name="T14"><text:tab/></text:span><text:span text:style-name="T14"><text:tab/></text:span><text:span text:style-name="T14">matches any number of any characters</text:span></text:p>
            <text:p text:style-name="P10"><text:span text:style-name="T14"><text:tab/></text:span><text:span text:style-name="T14">_</text:span><text:span text:style-name="T14"><text:tab/></text:span><text:span text:style-name="T14"><text:tab/></text:span><text:span text:style-name="T14">(underscore) matches exactly one of any char</text:span></text:p>
            <text:p text:style-name="P10"><text:span text:style-name="T14">For example:</text:span></text:p>
            <text:p text:style-name="P10"><text:span text:style-name="T14"><text:tab/></text:span><text:span text:style-name="T26">name LIKE 'A%'</text:span><text:span text:style-name="T32"><text:tab/></text:span><text:span text:style-name="T28">matches names starting with ‘A’</text:span></text:p>
            <text:p text:style-name="P10"><text:span text:style-name="T32"><text:tab/></text:span><text:span text:style-name="T45">name LIKE '_a%'</text:span><text:span text:style-name="T28"> matches names with 2nd char ‘a’</text:span></text:p>
            <text:p text:style-name="P10"><text:span text:style-name="T32"><text:tab/></text:span><text:span text:style-name="T45">name LIKE '%ow%'</text:span><text:span text:style-name="T28"> matches names containing ‘ow’</text:span></text:p>
            <text:p text:style-name="P10"><text:span text:style-name="T28">Can be inverted by using </text:span><text:span text:style-name="T45">a NOT LIKE b</text:span></text:p>
          </draw:text-box>
        </draw:frame>
        <presentation:notes draw:style-name="dp2">
          <draw:page-thumbnail draw:name="Google Shape;232;g4ec1332a0a_0_30:notes" draw:style-name="gr1" draw:layer="layout" svg:width="16.932cm" svg:height="9.524cm" svg:x="1.059cm" svg:y="1.905cm" draw:page-number="28" presentation:class="page"/>
          <draw:frame draw:name="Google Shape;233;g4ec1332a0a_0_30:notes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7" draw:master-page-name="TITLE_5f_AND_5f_BODY" presentation:presentation-page-layout-name="AL2T1">
        <office:forms form:automatic-focus="false" form:apply-design-mode="false"/>
        <draw:frame draw:name="Google Shape;241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242;p4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Which customers are from Norway?</text:span></text:p>
              </text:list-item>
              <text:list-item>
                <text:p text:style-name="P7"><text:span text:style-name="T14">Which rooms can accommodate more than two people?</text:span></text:p>
              </text:list-item>
              <text:list-item>
                <text:p text:style-name="P7"><text:span text:style-name="T14">Which invoices are dated after one month ago?</text:span></text:p>
              </text:list-item>
              <text:list-item>
                <text:p text:style-name="P7"><text:span text:style-name="T14">How would last month's invoices change if we gave a discount of 15%.</text:span></text:p>
              </text:list-item>
              <text:list-item>
                <text:p text:style-name="P7"><text:span text:style-name="T14">List all customers whose second name starts with 'M' (hint: there's a space before second name)</text:span></text:p>
              </text:list-item>
            </text:list>
          </draw:text-box>
        </draw:frame>
        <presentation:notes draw:style-name="dp2">
          <draw:page-thumbnail draw:name="Google Shape;238;g4ec1332a0a_0_35:notes" draw:style-name="gr1" draw:layer="layout" svg:width="16.932cm" svg:height="9.524cm" svg:x="1.059cm" svg:y="1.905cm" draw:page-number="29" presentation:class="page"/>
          <draw:frame draw:name="Google Shape;239;g4ec1332a0a_0_35:notes" presentation:style-name="pr3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SQL Functions" draw:style-name="dp3" draw:master-page-name="TITLE_5f_AND_5f_BODY" presentation:presentation-page-layout-name="AL2T1">
        <office:forms form:automatic-focus="false" form:apply-design-mode="false"/>
        <draw:frame draw:name="Google Shape;247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S</text:span><text:span text:style-name="T4">Q</text:span><text:span text:style-name="T4">L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name="Google Shape;248;p4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modify column values using functions in SQL:</text:span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14">This also uses a column alias (namelen) to give the query a meaningful column heading.</text:span></text:p>
            <text:p text:style-name="P10"><text:span text:style-name="T14">There are functions that operate on all the different datatypes.</text:span></text:p>
            <text:p text:style-name="P10"><text:span text:style-name="T46"/></text:p>
            <text:p text:style-name="P10"><text:span text:style-name="T46">(Also see: https://www.postgresql.org/docs/12/static/functions-string.html)</text:span></text:p>
          </draw:text-box>
        </draw:frame>
        <draw:custom-shape draw:name="Google Shape;249;p41" draw:style-name="gr15" draw:text-style-name="P17" draw:layer="layout" svg:width="23.16cm" svg:height="2.592cm" svg:x="1.192cm" svg:y="4.701cm">
          <text:p text:style-name="P29"><text:span text:style-name="T47">SELECT name, length(name) AS namelen, upper(email)</text:span></text:p>
          <text:p text:style-name="P29"><text:span text:style-name="T47"><text:s text:c="5"/></text:span><text:span text:style-name="T47">FROM customers;</text:span></text:p>
          <text:p text:style-name="P23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443ab3c1b0_0_5:notes" draw:style-name="gr1" draw:layer="layout" svg:width="16.932cm" svg:height="9.524cm" svg:x="1.059cm" svg:y="1.905cm" draw:page-number="30" presentation:class="page"/>
          <draw:frame draw:name="Google Shape;245;g443ab3c1b0_0_5:notes" presentation:style-name="pr3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Function Examples" draw:style-name="dp3" draw:master-page-name="TITLE_5f_AND_5f_BODY" presentation:presentation-page-layout-name="AL2T1">
        <office:forms form:automatic-focus="false" form:apply-design-mode="false"/>
        <draw:frame draw:name="Google Shape;254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M</text:span><text:span text:style-name="T4">o</text:span><text:span text:style-name="T4">r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/text:p>
          </draw:text-box>
        </draw:frame>
        <draw:frame draw:name="Google Shape;255;p4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ist customers from Manchester, UK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List room rates after VAT increases to 23.5% (from 20%)</text:span></text:p>
          </draw:text-box>
        </draw:frame>
        <draw:custom-shape draw:name="Google Shape;256;p42" draw:style-name="gr16" draw:text-style-name="P27" draw:layer="layout" svg:width="23.16cm" svg:height="3.5cm" svg:x="1.192cm" svg:y="4.8cm">
          <text:p text:style-name="P26"><text:span text:style-name="T30">SELECT * FROM customers</text:span></text:p>
          <text:p text:style-name="P26"><text:span text:style-name="T30"><text:s text:c="3"/></text:span><text:span text:style-name="T30">WHERE lower(country) = 'uk'</text:span></text:p>
          <text:p text:style-name="P26"><text:span text:style-name="T30"><text:s text:c="5"/></text:span><text:span text:style-name="T30">AND city = 'Manchester'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2" draw:style-name="gr17" draw:text-style-name="P27" draw:layer="layout" svg:width="23.16cm" svg:height="3.662cm" svg:x="1.192cm" svg:y="9.338cm">
          <text:p text:style-name="P26"><text:span text:style-name="T30">SELECT room_no, room_type, rate AS old_rate,</text:span></text:p>
          <text:p text:style-name="P26"><text:span text:style-name="T30"><text:s text:c="2"/></text:span><text:span text:style-name="T30">round(rate * 5/6 * 123.5/100) AS new_rate</text:span></text:p>
          <text:p text:style-name="P26"><text:span text:style-name="T30"><text:s text:c="2"/></text:span><text:span text:style-name="T30">FROM room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443ab3c1b0_0_11:notes" draw:style-name="gr1" draw:layer="layout" svg:width="16.932cm" svg:height="9.524cm" svg:x="1.059cm" svg:y="1.905cm" draw:page-number="31" presentation:class="page"/>
          <draw:frame draw:name="Google Shape;252;g443ab3c1b0_0_11:notes" presentation:style-name="pr3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 and Time in SQL" draw:style-name="dp3" draw:master-page-name="TITLE_5f_AND_5f_BODY" presentation:presentation-page-layout-name="AL2T1">
        <office:forms form:automatic-focus="false" form:apply-design-mode="false"/>
        <draw:frame draw:name="Google Shape;262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i</text:span><text:span text:style-name="T4">n</text:span><text:span text:style-name="T4"> </text:span><text:span text:style-name="T4">S</text:span><text:span text:style-name="T4">Q</text:span><text:span text:style-name="T4">L</text:span></text:p>
          </draw:text-box>
        </draw:frame>
        <draw:frame draw:name="Google Shape;263;p4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n SQL dates and times are held in an internal format but represented externally as strings </text:span></text:p>
            <text:p text:style-name="P10"><text:span text:style-name="T14">Text date format: 'YYYY-MM-DD' (e.g. '2018-07-21')</text:span></text:p>
            <text:p text:style-name="P10"><text:span text:style-name="T14">Time format:</text:span><text:span text:style-name="T14"><text:tab/></text:span><text:span text:style-name="T14"><text:tab/></text:span><text:span text:style-name="T14"> 'HH:mm:SS.ddd' (e.g. '14:32')</text:span></text:p>
            <text:p text:style-name="P10"><text:span text:style-name="T14">Date/Time format: 'YYYY-MM-DD HH:mm:SS.ddd'</text:span></text:p>
            <text:p text:style-name="P10"><text:span text:style-name="T14"><text:tab/></text:span><text:span text:style-name="T14"><text:tab/></text:span><text:span text:style-name="T14">(e.g. '2018-07-21 15:26:04')</text:span></text:p>
          </draw:text-box>
        </draw:frame>
        <presentation:notes draw:style-name="dp2">
          <draw:page-thumbnail draw:name="Google Shape;259;g443ab3c1b0_0_18:notes" draw:style-name="gr1" draw:layer="layout" svg:width="16.932cm" svg:height="9.524cm" svg:x="1.059cm" svg:y="1.905cm" draw:page-number="32" presentation:class="page"/>
          <draw:frame draw:name="Google Shape;260;g443ab3c1b0_0_18:notes" presentation:style-name="pr3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 and Time Arithmetic" draw:style-name="dp3" draw:master-page-name="TITLE_5f_AND_5f_BODY" presentation:presentation-page-layout-name="AL2T1">
        <office:forms form:automatic-focus="false" form:apply-design-mode="false"/>
        <draw:frame draw:name="Google Shape;268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A</text:span><text:span text:style-name="T4">r</text:span><text:span text:style-name="T4">i</text:span><text:span text:style-name="T4">t</text:span><text:span text:style-name="T4">h</text:span><text:span text:style-name="T4">m</text:span><text:span text:style-name="T4">e</text:span><text:span text:style-name="T4">t</text:span><text:span text:style-name="T4">i</text:span><text:span text:style-name="T4">c</text:span></text:p>
          </draw:text-box>
        </draw:frame>
        <draw:frame draw:name="Google Shape;269;p4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6">You can perform arithmetic on dates/times, for example:</text:span></text:p>
            <text:p text:style-name="P10"><text:span text:style-name="T16"/></text:p>
            <text:p text:style-name="P10"><text:span text:style-name="T16"/></text:p>
            <text:p text:style-name="P10"><text:span text:style-name="T14"/></text:p>
            <text:p text:style-name="P10"><text:span text:style-name="T14"/></text:p>
            <text:p text:style-name="P10"><text:span text:style-name="T16">Returns details of all reservations that are checking out tomorrow.</text:span></text:p>
            <text:p text:style-name="P10"><text:span text:style-name="T20"/></text:p>
            <text:p text:style-name="P10"><text:span text:style-name="T16">There are many date/time functions - see the documentation</text:span></text:p>
            <text:p text:style-name="P10"><text:span text:style-name="T49">(e.g. https://www.postgresql.org/docs/12/static/functions-datetime.html)</text:span></text:p>
            <text:p text:style-name="P10"><text:span text:style-name="T16"/></text:p>
          </draw:text-box>
        </draw:frame>
        <draw:custom-shape draw:name="Google Shape;270;p44" draw:style-name="gr15" draw:text-style-name="P17" draw:layer="layout" svg:width="23.16cm" svg:height="4.431cm" svg:x="1.12cm" svg:y="4.579cm">
          <text:p text:style-name="P23"><text:span text:style-name="T33">SELECT cust_id, room_no, checkin_date,</text:span></text:p>
          <text:p text:style-name="P23"><text:span text:style-name="T33"><text:s text:c="2"/></text:span><text:span text:style-name="T33">checkout_date - checkin_date AS nights</text:span></text:p>
          <text:p text:style-name="P23"><text:span text:style-name="T33"><text:s text:c="2"/></text:span><text:span text:style-name="T33">FROM reservations</text:span></text:p>
          <text:p text:style-name="P23"><text:span text:style-name="T33"><text:s text:c="2"/></text:span><text:span text:style-name="T33">WHERE checkout_date = current_date + 1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5;g443ab3c1b0_0_23:notes" draw:style-name="gr1" draw:layer="layout" svg:width="16.932cm" svg:height="9.524cm" svg:x="1.059cm" svg:y="1.905cm" draw:page-number="33" presentation:class="page"/>
          <draw:frame draw:name="Google Shape;266;g443ab3c1b0_0_23:notes" presentation:style-name="pr3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Using Dates" draw:style-name="dp8" draw:master-page-name="TITLE_5f_AND_5f_BODY" presentation:presentation-page-layout-name="AL2T1">
        <office:forms form:automatic-focus="false" form:apply-design-mode="false"/>
        <draw:frame draw:name="Google Shape;275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76;p45" presentation:style-name="pr5" draw:text-style-name="P8" draw:layer="layout" svg:width="23.667cm" svg:height="9.489cm" svg:x="1.059cm" svg:y="3.201cm" presentation:class="outline" presentation:user-transformed="true">
          <draw:text-box>
            <text:list text:style-name="L8">
              <text:list-item>
                <text:p text:style-name="P7"><text:span text:style-name="T14">Write a query to check that all booking dates are before their checkin dates</text:span></text:p>
              </text:list-item>
              <text:list-item>
                <text:p text:style-name="P7"><text:span text:style-name="T14">We plan to offer a discount of 10% on all Premier and Premier Plus rooms next month. How much would we gain on each room if occupancy rose by 5 nights over the month.</text:span></text:p>
              </text:list-item>
              <text:list-item>
                <text:p text:style-name="P7"><text:span text:style-name="T14">List all reservations for this month and the number of nights booked.</text:span></text:p>
              </text:list-item>
            </text:list>
          </draw:text-box>
        </draw:frame>
        <presentation:notes draw:style-name="dp2">
          <draw:page-thumbnail draw:name="Google Shape;272;g443ab3c1b0_0_29:notes" draw:style-name="gr1" draw:layer="layout" svg:width="16.932cm" svg:height="9.524cm" svg:x="1.059cm" svg:y="1.905cm" draw:page-number="34" presentation:class="page"/>
          <draw:frame draw:name="Google Shape;273;g443ab3c1b0_0_29:notes" presentation:style-name="pr3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minating Duplicates" draw:style-name="dp3" draw:master-page-name="TITLE_5f_AND_5f_BODY" presentation:presentation-page-layout-name="AL2T1">
        <office:forms form:automatic-focus="false" form:apply-design-mode="false"/>
        <draw:frame draw:name="Google Shape;281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l</text:span><text:span text:style-name="T4">i</text:span><text:span text:style-name="T4">m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D</text:span><text:span text:style-name="T4">u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82;p4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“</text:span><text:span text:style-name="T14">Which nationalities visit our hotel?”:</text:span></text:p>
            <text:p text:style-name="P10"><text:span text:style-name="T14"/></text:p>
            <text:p text:style-name="P10"><text:span text:style-name="T14">How many entries do you see for each country?</text:span></text:p>
            <text:p text:style-name="P10"><text:span text:style-name="T14"/></text:p>
            <text:p text:style-name="P10"><text:span text:style-name="T14">To see each country only once, use DISTINCT:</text:span></text:p>
            <text:p text:style-name="P10"><text:span text:style-name="T14"/></text:p>
            <text:p text:style-name="P10"><text:span text:style-name="T5"/></text:p>
          </draw:text-box>
        </draw:frame>
        <draw:custom-shape draw:name="Google Shape;283;p46" draw:style-name="gr18" draw:text-style-name="P27" draw:layer="layout" svg:width="21.341cm" svg:height="1.473cm" svg:x="2.029cm" svg:y="4.627cm">
          <text:p text:style-name="P26"><text:span text:style-name="T30">SELECT country FROM customer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46" draw:style-name="gr19" draw:text-style-name="P27" draw:layer="layout" svg:width="21.341cm" svg:height="1.521cm" svg:x="2.029cm" svg:y="9.379cm">
          <text:p text:style-name="P26"><text:span text:style-name="T30">SELECT DISTINCT country FROM customer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8;g3d8dd1f348_0_76:notes" draw:style-name="gr1" draw:layer="layout" svg:width="16.932cm" svg:height="9.524cm" svg:x="1.059cm" svg:y="1.905cm" draw:page-number="35" presentation:class="page"/>
          <draw:frame draw:name="Google Shape;279;g3d8dd1f348_0_76:notes" presentation:style-name="pr4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ring the Returned Rows" draw:style-name="dp3" draw:master-page-name="TITLE_5f_AND_5f_BODY" presentation:presentation-page-layout-name="AL2T1">
        <office:forms form:automatic-focus="false" form:apply-design-mode="false"/>
        <draw:frame draw:name="Google Shape;289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r</text:span><text:span text:style-name="T4">d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e</text:span><text:span text:style-name="T4">d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290;p4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f you want to see data in a specific order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14">You can add ASC (default) or DESC after each column name in the ORDER BY clause to control direction. For example:</text:span></text:p>
            <text:p text:style-name="P10"><text:span text:style-name="T14"/></text:p>
            <text:p text:style-name="P10"><text:span text:style-name="T5"/></text:p>
          </draw:text-box>
        </draw:frame>
        <draw:custom-shape draw:name="Google Shape;291;p47" draw:style-name="gr20" draw:text-style-name="P27" draw:layer="layout" svg:width="21.341cm" svg:height="3.691cm" svg:x="2.424cm" svg:y="4.709cm">
          <text:p text:style-name="P26"><text:span text:style-name="T30">SELECT id, name, phone, email, country</text:span></text:p>
          <text:p text:style-name="P26"><text:span text:style-name="T30"><text:s text:c="3"/></text:span><text:span text:style-name="T30">FROM customers</text:span></text:p>
          <text:p text:style-name="P26"><text:span text:style-name="T30"><text:s text:c="3"/></text:span><text:span text:style-name="T30">ORDER BY country, nam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7" draw:style-name="gr21" draw:text-style-name="P27" draw:layer="layout" svg:width="21.341cm" svg:height="2.541cm" svg:x="2.424cm" svg:y="11.059cm">
          <text:p text:style-name="P26"><text:span text:style-name="T30">SELECT * FROM rooms</text:span></text:p>
          <text:p text:style-name="P26"><text:span text:style-name="T30"><text:s text:c="3"/></text:span><text:span text:style-name="T30">ORDER BY rate DESC, room_no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g3d8dd1f348_0_83:notes" draw:style-name="gr1" draw:layer="layout" svg:width="16.932cm" svg:height="9.524cm" svg:x="1.059cm" svg:y="1.905cm" draw:page-number="36" presentation:class="page"/>
          <draw:frame draw:name="Google Shape;287;g3d8dd1f348_0_83:notes" presentation:style-name="pr4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ing the Number of Rows" draw:style-name="dp3" draw:master-page-name="TITLE_5f_AND_5f_BODY" presentation:presentation-page-layout-name="AL2T1">
        <office:forms form:automatic-focus="false" form:apply-design-mode="false"/>
        <draw:frame draw:name="Google Shape;297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L</text:span><text:span text:style-name="T4">i</text:span><text:span text:style-name="T4">m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298;p4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limit the number of rows returned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Not normally used without ORDER BY</text:span></text:p>
            <text:p text:style-name="P10"><text:span text:style-name="T50"/></text:p>
            <text:p text:style-name="P10"><text:span text:style-name="T14">Not all versions of SQL support LIMIT, some use TOP while Oracle uses ROWNUM.</text:span></text:p>
            <text:p text:style-name="P10"><text:span text:style-name="T14"><text:s/></text:span></text:p>
          </draw:text-box>
        </draw:frame>
        <draw:custom-shape draw:name="Google Shape;299;p48" draw:style-name="gr15" draw:text-style-name="P30" draw:layer="layout" svg:width="21.341cm" svg:height="4.727cm" svg:x="2.424cm" svg:y="4.601cm">
          <text:p text:style-name="P26"><text:span text:style-name="T30">SELECT id, name, phone, email, country</text:span></text:p>
          <text:p text:style-name="P26"><text:span text:style-name="T30"><text:s text:c="3"/></text:span><text:span text:style-name="T30">FROM customers</text:span></text:p>
          <text:p text:style-name="P26"><text:span text:style-name="T30"><text:s text:c="3"/></text:span><text:span text:style-name="T30">ORDER BY country, name</text:span></text:p>
          <text:p text:style-name="P26"><text:span text:style-name="T30"><text:s text:c="3"/></text:span><text:span text:style-name="T30">LIMIT 20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4;g3d8dd1f348_0_94:notes" draw:style-name="gr1" draw:layer="layout" svg:width="16.932cm" svg:height="9.524cm" svg:x="1.059cm" svg:y="1.905cm" draw:page-number="37" presentation:class="page"/>
          <draw:frame draw:name="Google Shape;295;g3d8dd1f348_0_94:notes" presentation:style-name="pr4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9" draw:master-page-name="TITLE_5f_AND_5f_BODY" presentation:presentation-page-layout-name="AL2T1">
        <office:forms form:automatic-focus="false" form:apply-design-mode="false"/>
        <draw:frame draw:name="Google Shape;304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305;p4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List the different room types and rates for all rooms avoiding duplicates</text:span></text:p>
              </text:list-item>
              <text:list-item>
                <text:p text:style-name="P7"><text:span text:style-name="T14">List customers’ name, address and phone in alphabetic order of names</text:span></text:p>
              </text:list-item>
              <text:list-item>
                <text:p text:style-name="P7"><text:span text:style-name="T14">List guests' name, address, city and country in ascending country then reverse city order</text:span></text:p>
              </text:list-item>
              <text:list-item>
                <text:p text:style-name="P7"><text:span text:style-name="T14">List the room no., type and cost of staying 5 nights in each of the top 10 most expensive rooms</text:span></text:p>
              </text:list-item>
            </text:list>
            <text:p text:style-name="P31"><text:span text:style-name="T14"/></text:p>
          </draw:text-box>
        </draw:frame>
        <presentation:notes draw:style-name="dp2">
          <draw:page-thumbnail draw:name="Google Shape;301;g3d8dd1f348_0_89:notes" draw:style-name="gr1" draw:layer="layout" svg:width="16.932cm" svg:height="9.524cm" svg:x="1.059cm" svg:y="1.905cm" draw:page-number="38" presentation:class="page"/>
          <draw:frame draw:name="Google Shape;302;g3d8dd1f348_0_89:notes" presentation:style-name="pr4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3" draw:master-page-name="TITLE_5f_AND_5f_BODY" presentation:presentation-page-layout-name="AL2T1">
        <office:forms form:automatic-focus="false" form:apply-design-mode="false"/>
        <draw:frame draw:name="Google Shape;390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ummary</text:span></text:p>
          </draw:text-box>
        </draw:frame>
        <draw:frame draw:name="Google Shape;391;p5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n this lesson you have learned</text:span></text:p>
            <text:list text:style-name="L10">
              <text:list-item>
                <text:p text:style-name="P10"><text:span text:style-name="T16">The structure of relational databases</text:span></text:p>
              </text:list-item>
              <text:list-item>
                <text:p text:style-name="P10"><text:span text:style-name="T16">The basics of using SQL to query a pre-existing database</text:span></text:p>
              </text:list-item>
              <text:list-item>
                <text:p text:style-name="P10"><text:span text:style-name="T16">How to control the sequence of columns in a query</text:span></text:p>
              </text:list-item>
              <text:list-item>
                <text:p text:style-name="P10"><text:span text:style-name="T16">How to control the order of rows returned from a query</text:span></text:p>
              </text:list-item>
              <text:list-item>
                <text:p text:style-name="P10"><text:span text:style-name="T16">How to restrict the rows to those that match some predicate</text:span></text:p>
              </text:list-item>
              <text:list-item>
                <text:p text:style-name="P10"><text:span text:style-name="T16">Various conditional operators used to construct predicates</text:span></text:p>
              </text:list-item>
            </text:list>
          </draw:text-box>
        </draw:frame>
        <presentation:notes draw:style-name="dp2">
          <draw:page-thumbnail draw:name="Google Shape;387;g47b45a08f3_0_13:notes" draw:style-name="gr1" draw:layer="layout" svg:width="16.932cm" svg:height="9.524cm" svg:x="1.059cm" svg:y="1.905cm" draw:page-number="39" presentation:class="page"/>
          <draw:frame draw:name="Google Shape;388;g47b45a08f3_0_13:notes" presentation:style-name="pr4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3" draw:master-page-name="TITLE_5f_AND_5f_BODY" presentation:presentation-page-layout-name="AL2T1">
        <office:forms form:automatic-focus="false" form:apply-design-mode="false"/>
        <draw:frame draw:name="Google Shape;396;p5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H</text:span><text:span text:style-name="T4">o</text:span><text:span text:style-name="T4">m</text:span><text:span text:style-name="T4">e</text:span><text:span text:style-name="T4">w</text:span><text:span text:style-name="T4">o</text:span><text:span text:style-name="T4">r</text:span><text:span text:style-name="T4">k</text:span></text:p>
          </draw:text-box>
        </draw:frame>
        <draw:frame draw:name="Google Shape;397;p5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7"><text:span text:style-name="T51">See the instructions in the course notes for this week's homework</text:span></text:p>
              </text:list-item>
              <text:list-item>
                <text:p text:style-name="P7"><text:span text:style-name="T51">Complete the class exercises if you haven't yet finished them (most people don't during the class)</text:span></text:p>
              </text:list-item>
              <text:list-item>
                <text:p text:style-name="P7"><text:span text:style-name="T51">Fork and clone the homework repository and create a new branch</text:span></text:p>
              </text:list-item>
              <text:list-item>
                <text:p text:style-name="P7"><text:span text:style-name="T51">Complete the mandatory tasks, 1-reading and 2-classes-db, for week-1</text:span></text:p>
              </text:list-item>
              <text:list-item>
                <text:p text:style-name="P7"><text:span text:style-name="T51">Submit your homework solutions by creating a pull request</text:span></text:p>
              </text:list-item>
            </text:list>
          </draw:text-box>
        </draw:frame>
        <presentation:notes draw:style-name="dp2">
          <draw:page-thumbnail draw:name="Google Shape;393;g443ab3c1b0_0_0:notes" draw:style-name="gr1" draw:layer="layout" svg:width="16.932cm" svg:height="9.524cm" svg:x="1.059cm" svg:y="1.905cm" draw:page-number="40" presentation:class="page"/>
          <draw:frame draw:name="Google Shape;394;g443ab3c1b0_0_0:notes" presentation:style-name="pr4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 of Lesson" draw:style-name="dp3" draw:master-page-name="SECTION_5f_HEADER">
        <office:forms form:automatic-focus="false" form:apply-design-mode="false"/>
        <draw:frame draw:name="Google Shape;402;p56" presentation:style-name="pr46" draw:text-style-name="P32" draw:layer="layout" svg:width="23.667cm" svg:height="2.337cm" svg:x="0.866cm" svg:y="5.975cm" presentation:class="title" presentation:user-transformed="true">
          <draw:text-box>
            <text:p text:style-name="P1"><text:span text:style-name="T52">E</text:span><text:span text:style-name="T52">n</text:span><text:span text:style-name="T52">d</text:span><text:span text:style-name="T52"> </text:span><text:span text:style-name="T52">o</text:span><text:span text:style-name="T52">f</text:span><text:span text:style-name="T52"> </text:span><text:span text:style-name="T52">L</text:span><text:span text:style-name="T52">e</text:span><text:span text:style-name="T52">s</text:span><text:span text:style-name="T52">s</text:span><text:span text:style-name="T52">o</text:span><text:span text:style-name="T52">n</text:span></text:p>
          </draw:text-box>
        </draw:frame>
        <presentation:notes draw:style-name="dp2">
          <draw:page-thumbnail draw:name="Google Shape;399;g367660fafc_0_133:notes" draw:style-name="gr1" draw:layer="layout" svg:width="16.932cm" svg:height="9.524cm" svg:x="1.059cm" svg:y="1.905cm" draw:page-number="41" presentation:class="page"/>
          <draw:frame draw:name="Google Shape;400;g367660fafc_0_133:notes" presentation:style-name="pr4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dfe9fb" draw:end-color="#6e9be7" draw:start-intensity="100%" draw:end-intensity="100%" draw:angle="225deg" draw:border="0%"/>
    <draw:gradient draw:name="msFillGradient_20_10" draw:display-name="msFillGradient 10" draw:style="linear" draw:start-color="#dfe9fb" draw:end-color="#6e9be7" draw:start-intensity="100%" draw:end-intensity="100%" draw:angle="225deg" draw:border="0%"/>
    <draw:gradient draw:name="msFillGradient_20_2" draw:display-name="msFillGradient 2" draw:style="linear" draw:start-color="#dfe9fb" draw:end-color="#6e9be7" draw:start-intensity="100%" draw:end-intensity="100%" draw:angle="225deg" draw:border="0%"/>
    <draw:gradient draw:name="msFillGradient_20_3" draw:display-name="msFillGradient 3" draw:style="linear" draw:start-color="#dfe9fb" draw:end-color="#6e9be7" draw:start-intensity="100%" draw:end-intensity="100%" draw:angle="225deg" draw:border="0%"/>
    <draw:gradient draw:name="msFillGradient_20_4" draw:display-name="msFillGradient 4" draw:style="linear" draw:start-color="#fff6db" draw:end-color="#fad25c" draw:start-intensity="100%" draw:end-intensity="100%" draw:angle="225deg" draw:border="0%"/>
    <draw:gradient draw:name="msFillGradient_20_5" draw:display-name="msFillGradient 5" draw:style="linear" draw:start-color="#fff6db" draw:end-color="#fad25c" draw:start-intensity="100%" draw:end-intensity="100%" draw:angle="225deg" draw:border="0%"/>
    <draw:gradient draw:name="msFillGradient_20_6" draw:display-name="msFillGradient 6" draw:style="linear" draw:start-color="#fff6db" draw:end-color="#fad25c" draw:start-intensity="100%" draw:end-intensity="100%" draw:angle="225deg" draw:border="0%"/>
    <draw:gradient draw:name="msFillGradient_20_7" draw:display-name="msFillGradient 7" draw:style="linear" draw:start-color="#fff6db" draw:end-color="#fad25c" draw:start-intensity="100%" draw:end-intensity="100%" draw:angle="225deg" draw:border="0%"/>
    <draw:gradient draw:name="msFillGradient_20_8" draw:display-name="msFillGradient 8" draw:style="linear" draw:start-color="#fff6db" draw:end-color="#fad25c" draw:start-intensity="100%" draw:end-intensity="100%" draw:angle="225deg" draw:border="0%"/>
    <draw:gradient draw:name="msFillGradient_20_9" draw:display-name="msFillGradient 9" draw:style="linear" draw:start-color="#fff6db" draw:end-color="#fad25c" draw:start-intensity="100%" draw:end-intensity="100%" draw:angle="225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gradient" draw:fill-gradient-name="msFillGradient_20_1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gradient" draw:fill-gradient-name="msFillGradient_20_1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04T15:38:55.792576387</dc:date>
    <meta:editing-duration>PT59M12S</meta:editing-duration>
    <meta:editing-cycles>6</meta:editing-cycles>
    <meta:generator>LibreOffice/7.3.7.2$Linux_X86_64 LibreOffice_project/30$Build-2</meta:generator>
    <meta:document-statistic meta:object-count="256"/>
  </office:meta>
</office:document-meta>
</file>